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1" svg:font-family="'Courier New'"/>
    <style:font-face style:name="StarSymbol1" svg:font-family="StarSymbol"/>
    <style:font-face style:name="Tahoma1" svg:font-family="Tahoma"/>
    <style:font-face style:name="Courier New2"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office:font-face-decls>
  <office:automatic-styles>
    <style:style style:name="Tabelle1" style:family="table">
      <style:table-properties style:width="16.999cm" table:align="margins" style:may-break-between-rows="false"/>
    </style:style>
    <style:style style:name="Tabelle1.A" style:family="table-column">
      <style:table-column-properties style:column-width="3.933cm" style:rel-column-width="15166*"/>
    </style:style>
    <style:style style:name="Tabelle1.B" style:family="table-column">
      <style:table-column-properties style:column-width="13.065cm" style:rel-column-width="50369*"/>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6.999cm" table:align="margins"/>
    </style:style>
    <style:style style:name="Tabelle2.A" style:family="table-column">
      <style:table-column-properties style:column-width="8.498cm" style:rel-column-width="32767*"/>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3" style:family="table">
      <style:table-properties style:width="16.999cm" table:align="margins"/>
    </style:style>
    <style:style style:name="Tabelle3.A" style:family="table-column">
      <style:table-column-properties style:column-width="8.498cm" style:rel-column-width="32767*"/>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6.999cm" table:align="margins"/>
    </style:style>
    <style:style style:name="Tabelle4.A" style:family="table-column">
      <style:table-column-properties style:column-width="6.16cm" style:rel-column-width="3492*"/>
    </style:style>
    <style:style style:name="Tabelle4.B" style:family="table-column">
      <style:table-column-properties style:column-width="5.172cm" style:rel-column-width="2932*"/>
    </style:style>
    <style:style style:name="Tabelle4.C" style:family="table-column">
      <style:table-column-properties style:column-width="5.666cm" style:rel-column-width="3212*"/>
    </style:style>
    <style:style style:name="Tabelle4.A1" style:family="table-cell">
      <style:table-cell-properties fo:padding="0.097cm" fo:border-left="0.002cm solid #000000" fo:border-right="none" fo:border-top="0.002cm solid #000000" fo:border-bottom="0.002cm solid #000000"/>
    </style:style>
    <style:style style:name="Tabelle4.C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1pt" style:font-size-asian="11pt" style:font-size-complex="11pt"/>
    </style:style>
    <style:style style:name="P4" style:family="paragraph" style:parent-style-name="Standard" style:list-style-name="L1">
      <style:paragraph-properties fo:margin-left="0cm" fo:margin-right="0cm" fo:text-indent="0cm" style:auto-text-indent="false"/>
    </style:style>
    <style:style style:name="P5" style:family="paragraph" style:parent-style-name="Standard">
      <style:paragraph-properties fo:margin-left="0cm" fo:margin-right="0cm" fo:text-indent="0cm" style:auto-text-indent="false"/>
    </style:style>
    <style:style style:name="P6" style:family="paragraph" style:parent-style-name="Standard" style:list-style-name="L2">
      <style:paragraph-properties fo:margin-left="0cm" fo:margin-right="0cm" fo:text-indent="0cm" style:auto-text-indent="false"/>
    </style:style>
    <style:style style:name="P7" style:family="paragraph" style:parent-style-name="Standard">
      <style:paragraph-properties fo:margin-left="0cm" fo:margin-right="0cm" fo:text-indent="0cm" style:auto-text-indent="false"/>
      <style:text-properties fo:font-weight="bold" style:font-weight-asian="bold" style:font-weight-complex="bold"/>
    </style:style>
    <style:style style:name="P8" style:family="paragraph" style:parent-style-name="Standard">
      <style:paragraph-properties fo:margin-left="0cm" fo:margin-right="0cm" fo:text-indent="0cm" style:auto-text-indent="false"/>
      <style:text-properties fo:font-weight="normal" style:font-weight-asian="normal" style:font-weight-complex="normal"/>
    </style:style>
    <style:style style:name="P9" style:family="paragraph" style:parent-style-name="Standard" style:list-style-name="L3">
      <style:paragraph-properties fo:margin-left="0cm" fo:margin-right="0cm" fo:text-indent="0cm" style:auto-text-indent="false"/>
      <style:text-properties fo:font-weight="normal" style:font-weight-asian="normal" style:font-weight-complex="normal"/>
    </style:style>
    <style:style style:name="P10" style:family="paragraph" style:parent-style-name="Heading_20_1">
      <style:paragraph-properties fo:break-before="page"/>
    </style:style>
    <style:style style:name="P11" style:family="paragraph" style:parent-style-name="Standard" style:master-page-name="">
      <style:paragraph-properties fo:margin-left="0cm" fo:margin-right="0cm" fo:text-align="start" style:justify-single-word="false" fo:keep-together="always" fo:text-indent="0cm" style:auto-text-indent="false" fo:keep-with-next="always" style:text-autospace="none"/>
      <style:text-properties style:font-name="Courier New1" fo:font-size="10pt" style:font-name-asian="Courier New1" style:font-size-asian="10pt" style:font-name-complex="Courier New1" style:font-size-complex="10pt"/>
    </style:style>
    <style:style style:name="P12" style:family="paragraph" style:parent-style-name="Standard" style:master-page-name="">
      <style:paragraph-properties fo:margin-left="0cm" fo:margin-right="0cm" fo:text-align="start" style:justify-single-word="false" fo:keep-together="always" fo:text-indent="0cm" style:auto-text-indent="false" fo:keep-with-next="always" style:text-autospace="none"/>
      <style:text-properties fo:color="#3f5fbf" style:font-name="Courier New1" fo:font-size="10pt" style:font-name-asian="Courier New1" style:font-size-asian="10pt" style:font-name-complex="Courier New1" style:font-size-complex="10pt"/>
    </style:style>
    <style:style style:name="P13" style:family="paragraph" style:parent-style-name="Standard">
      <style:paragraph-properties fo:margin-left="0cm" fo:margin-right="0cm" fo:text-align="start" style:justify-single-word="false" fo:keep-together="always" fo:text-indent="0cm" style:auto-text-indent="false" fo:keep-with-next="always" style:text-autospace="none"/>
      <style:text-properties style:font-name="Courier New1" fo:font-size="10pt" style:font-name-asian="Courier New1" style:font-size-asian="10pt" style:font-name-complex="Courier New1" style:font-size-complex="10pt"/>
    </style:style>
    <style:style style:name="P14" style:family="paragraph" style:parent-style-name="Standard">
      <style:paragraph-properties fo:margin-left="0cm" fo:margin-right="0cm" fo:text-align="start" style:justify-single-word="false" fo:keep-together="always" fo:text-indent="0cm" style:auto-text-indent="false" fo:keep-with-next="always" style:text-autospace="none"/>
      <style:text-properties fo:color="#000000" style:font-name="Courier New1" fo:font-size="10pt" style:font-name-asian="Courier New1" style:font-size-asian="10pt" style:font-name-complex="Courier New1" style:font-size-complex="10pt"/>
    </style:style>
    <style:style style:name="P15" style:family="paragraph" style:parent-style-name="Standard">
      <style:paragraph-properties fo:margin-left="0cm" fo:margin-right="0cm" fo:text-align="start" style:justify-single-word="false" fo:text-indent="0cm" style:auto-text-indent="false" fo:keep-with-next="always" style:text-autospace="none"/>
      <style:text-properties style:font-name="Courier New1" fo:font-size="10pt" style:font-name-asian="Courier New1" style:font-size-asian="10pt" style:font-name-complex="Courier New1" style:font-size-complex="10pt"/>
    </style:style>
    <style:style style:name="P16" style:family="paragraph" style:parent-style-name="Text_20_body" style:master-page-name="">
      <style:paragraph-properties fo:keep-together="always"/>
    </style:style>
    <style:style style:name="P17"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18" style:family="paragraph" style:parent-style-name="Text_20_body" style:list-style-name="L5"/>
    <style:style style:name="P19" style:family="paragraph" style:parent-style-name="Standard" style:master-page-name="">
      <style:paragraph-properties fo:margin-left="0cm" fo:margin-right="0cm" fo:text-align="start" style:justify-single-word="false" fo:keep-together="always" fo:text-indent="0cm" style:auto-text-indent="false" fo:keep-with-next="always" style:text-autospace="none"/>
      <style:text-properties fo:color="#000000" style:font-name="Courier New1" fo:font-size="10pt" style:font-name-asian="Courier New1" style:font-size-asian="10pt" style:font-name-complex="Courier New1" style:font-size-complex="10pt"/>
    </style:style>
    <style:style style:name="P20" style:family="paragraph" style:parent-style-name="Standard">
      <style:paragraph-properties fo:margin-left="0cm" fo:margin-right="0cm" fo:text-align="start" style:justify-single-word="false" fo:text-indent="0cm" style:auto-text-indent="false" style:text-autospace="none"/>
      <style:text-properties fo:color="#3f5fbf"/>
    </style:style>
    <style:style style:name="P21" style:family="paragraph" style:parent-style-name="Standard">
      <style:paragraph-properties fo:margin-left="0cm" fo:margin-right="0cm" fo:text-align="start" style:justify-single-word="false" fo:text-indent="0cm" style:auto-text-indent="false" style:text-autospace="none"/>
      <style:text-properties fo:color="#3f5fbf" style:font-name="Courier New1" fo:font-size="10pt" style:font-name-asian="Courier New1" style:font-size-asian="10pt" style:font-name-complex="Courier New1" style:font-size-complex="10pt"/>
    </style:style>
    <style:style style:name="P22"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23"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24" style:family="paragraph" style:parent-style-name="Sourcecode" style:master-page-name="">
      <style:paragraph-properties fo:margin-top="0cm" fo:margin-bottom="0.21cm"/>
    </style:style>
    <style:style style:name="P25" style:family="paragraph" style:parent-style-name="Text_20_body">
      <style:text-properties fo:font-weight="bold" style:font-weight-asian="bold" style:font-weight-complex="bold"/>
    </style:style>
    <style:style style:name="P26" style:family="paragraph" style:parent-style-name="Text_20_body">
      <style:text-properties fo:font-weight="normal" style:font-weight-asian="normal" style:font-weight-complex="normal"/>
    </style:style>
    <style:style style:name="P27" style:family="paragraph" style:parent-style-name="Standard">
      <style:text-properties fo:font-weight="normal" style:font-weight-asian="normal" style:font-weight-complex="normal"/>
    </style:style>
    <style:style style:name="P28" style:family="paragraph" style:parent-style-name="Standard">
      <style:text-properties style:font-name="Courier New1" fo:font-size="10pt" fo:font-weight="normal" style:font-name-asian="Courier New1" style:font-size-asian="10pt" style:font-weight-asian="normal" style:font-name-complex="Courier New1" style:font-size-complex="10pt" style:font-weight-complex="normal"/>
    </style:style>
    <style:style style:name="P29" style:family="paragraph" style:parent-style-name="Standard">
      <style:text-properties style:font-name="Courier New1" fo:font-size="10pt" style:font-name-asian="Courier New1" style:font-size-asian="10pt" style:font-name-complex="Courier New1" style:font-size-complex="10pt"/>
    </style:style>
    <style:style style:name="P30" style:family="paragraph" style:parent-style-name="Standard" style:master-page-name="">
      <style:paragraph-properties fo:margin-left="0cm" fo:margin-right="0cm" fo:text-align="start" style:justify-single-word="false" fo:keep-together="always" fo:text-indent="0cm" style:auto-text-indent="false" fo:keep-with-next="always" style:text-autospace="none"/>
      <style:text-properties style:font-name="Courier New1" fo:font-size="10pt" style:font-name-asian="Courier New1" style:font-size-asian="10pt" style:font-name-complex="Courier New1" style:font-size-complex="10pt"/>
    </style:style>
    <style:style style:name="P31" style:family="paragraph" style:parent-style-name="Standard">
      <style:text-properties style:font-name="Times New Roman" fo:font-size="10pt" style:font-name-asian="Courier New1" style:font-size-asian="10pt" style:font-name-complex="Courier New1" style:font-size-complex="10pt"/>
    </style:style>
    <style:style style:name="P32"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fo:font-weight="normal" style:font-name-asian="Courier New1" style:font-size-asian="10pt" style:font-weight-asian="normal" style:font-name-complex="Courier New1" style:font-size-complex="10pt" style:font-weight-complex="normal"/>
    </style:style>
    <style:style style:name="P33" style:family="paragraph" style:parent-style-name="Text_20_body">
      <style:paragraph-properties fo:break-before="page"/>
    </style:style>
    <style:style style:name="T1" style:family="text">
      <style:text-properties style:text-underline-style="none"/>
    </style:style>
    <style:style style:name="T2" style:family="text">
      <style:text-properties style:use-window-font-color="true" style:text-underline-style="none"/>
    </style:style>
    <style:style style:name="T3" style:family="text">
      <style:text-properties fo:font-style="italic" style:font-style-asian="italic" style:font-style-complex="italic"/>
    </style:style>
    <style:style style:name="T4" style:family="text">
      <style:text-properties fo:color="#000000"/>
    </style:style>
    <style:style style:name="T5" style:family="text">
      <style:text-properties fo:color="#3f5fbf"/>
    </style:style>
    <style:style style:name="T6" style:family="text">
      <style:text-properties fo:color="#7f9fbf" fo:font-weight="bold" style:font-weight-asian="bold" style:font-weight-complex="bold"/>
    </style:style>
    <style:style style:name="T7" style:family="text">
      <style:text-properties fo:color="#7f0055" fo:font-weight="bold" style:font-weight-asian="bold" style:font-weight-complex="bold"/>
    </style:style>
    <style:style style:name="T8" style:family="text">
      <style:text-properties fo:color="#0000c0"/>
    </style:style>
    <style:style style:name="T9" style:family="text">
      <style:text-properties fo:color="#3f7f5f"/>
    </style:style>
    <style:style style:name="T10" style:family="text" style:parent-style-name="Source_20_Text">
      <style:text-properties style:font-name="Times New Roman"/>
    </style:style>
    <style:style style:name="T11" style:family="text">
      <style:text-properties fo:color="#2a00ff"/>
    </style:style>
    <style:style style:name="T12" style:family="text">
      <style:text-properties style:font-name="Courier New2"/>
    </style:style>
    <style:style style:name="T13" style:family="text">
      <style:text-properties style:font-name="Courier New1" fo:font-size="12pt" style:font-name-asian="Courier New1" style:font-size-asian="12pt" style:font-name-complex="Courier New1" style:font-size-complex="12pt"/>
    </style:style>
    <style:style style:name="T14" style:family="text">
      <style:text-properties style:font-name="Times New Roman" fo:font-size="10pt" style:font-name-asian="Courier New1" style:font-size-asian="10pt" style:font-name-complex="Courier New1" style:font-size-complex="10pt"/>
    </style:style>
    <style:style style:name="T15" style:family="text">
      <style:text-properties style:font-name="Times New Roman" fo:font-size="12pt" style:font-name-asian="Courier New1" style:font-size-asian="12pt" style:font-name-complex="Courier New1" style:font-size-complex="12pt"/>
    </style:style>
    <style:style style:name="T16" style:family="text">
      <style:text-properties style:font-name="Courier New1"/>
    </style:style>
    <style:style style:name="T17" style:family="text">
      <style:text-properties style:font-name-asian="Times New Roman" style:font-name-complex="Times New Roman"/>
    </style:style>
    <style:style style:name="T18" style:family="text">
      <style:text-properties style:text-underline-style="none" fo:font-weight="normal" style:font-weight-asian="normal" style:font-weight-complex="normal"/>
    </style:style>
    <style:style style:name="T19" style:family="text" style:parent-style-name="Source_20_Text">
      <style:text-properties fo:font-weight="normal" style:font-weight-asian="normal" style:font-weight-complex="normal"/>
    </style:style>
    <style:style style:name="T20" style:family="text" style:parent-style-name="Source_20_Text">
      <style:text-properties style:font-name="Times New Roman" fo:font-weight="normal" style:font-weight-asian="normal" style:font-weight-complex="normal"/>
    </style:style>
    <style:style style:name="T21" style:family="text" style:parent-style-name="Source_20_Text">
      <style:text-properties fo:color="#7f0055" style:font-name="Courier New1" fo:font-size="10pt" fo:font-weight="bold" style:font-name-asian="Courier New1" style:font-size-asian="10pt" style:font-weight-asian="bold" style:font-name-complex="Courier New1" style:font-size-complex="10pt" style:font-weight-complex="bold"/>
    </style:style>
    <style:style style:name="T22" style:family="text" style:parent-style-name="Source_20_Text">
      <style:text-properties fo:color="#000000" style:font-name="Courier New1" fo:font-size="10pt" fo:font-weight="normal" style:font-name-asian="Courier New1" style:font-size-asian="10pt" style:font-weight-asian="normal" style:font-name-complex="Courier New1" style:font-size-complex="10pt" style:font-weight-complex="normal"/>
    </style:style>
    <style:style style:name="T23" style:family="text">
      <style:text-properties fo:color="#000000" fo:font-weight="bold" style:font-weight-asian="bold" style:font-weight-complex="bold"/>
    </style:style>
    <style:style style:name="T24" style:family="text" style:parent-style-name="Source_20_Text">
      <style:text-properties fo:color="#000000" style:font-name="Times New Roman" fo:font-size="10pt" fo:font-weight="normal" style:font-name-asian="Courier New1" style:font-size-asian="10pt" style:font-weight-asian="normal" style:font-name-complex="Courier New1" style:font-size-complex="10pt" style:font-weight-complex="normal"/>
    </style:style>
    <style:style style:name="T25" style:family="text">
      <style:text-properties fo:color="#000000" fo:font-size="10pt" style:font-name-asian="Courier New1" style:font-size-asian="10pt" style:font-name-complex="Courier New1" style:font-size-complex="10pt"/>
    </style:style>
    <style:style style:name="T26" style:family="text">
      <style:text-properties fo:color="#0000c0" fo:font-weight="bold" style:font-weight-asian="bold" style:font-weight-complex="bold"/>
    </style:style>
    <style:style style:name="T27" style:family="text" style:parent-style-name="Source_20_Text">
      <style:text-properties style:font-name="Courier New2" fo:font-weight="normal" style:font-weight-asian="normal" style:font-weight-complex="normal"/>
    </style:style>
    <style:style style:name="fr1" style:family="graphic" style:parent-style-name="Frame">
      <style:graphic-properties style:vertical-pos="top" style:vertical-rel="paragraph-content" style:horizontal-pos="center" style:horizontal-rel="paragraph" fo:background-color="#ffffcc" style:background-transparency="50%" style:shadow="none">
        <style:background-image/>
      </style:graphic-properties>
    </style:style>
    <style:style style:name="fr2" style:family="graphic" style:parent-style-name="Frame">
      <style:graphic-properties fo:margin-top="0.199cm" fo:margin-bottom="0cm" style:run-through="foreground" style:wrap="none" style:vertical-pos="top" style:vertical-rel="paragraph" style:horizontal-pos="center" style:horizontal-rel="page" fo:background-color="#ffffcc" style:background-transparency="50%" fo:padding="0.15cm" fo:border="0.002cm solid #000000" style:shadow="none">
        <style:background-image/>
        <style:columns fo:column-count="0" fo:column-gap="0cm"/>
      </style:graphic-properties>
    </style:style>
    <style:style style:name="fr3" style:family="graphic" style:parent-style-name="Frame">
      <style:graphic-properties style:wrap="none" style:vertical-pos="top" style:vertical-rel="paragraph-content" style:horizontal-pos="center" style:horizontal-rel="paragraph" fo:background-color="#ffffcc" style:background-transparency="50%" style:shadow="none">
        <style:background-image/>
      </style:graphic-properties>
    </style:style>
    <text:list-style style:name="L1">
      <text:list-level-style-number text:level="1" text:style-name="Zeichenformat" style:num-suffix="." style:num-format="1">
        <style:list-level-properties text:space-before="0.635cm" text:min-label-width="0.635cm"/>
      </text:list-level-style-number>
      <text:list-level-style-number text:level="2" text:style-name="Zeichenformat" style:num-suffix="." style:num-format="1">
        <style:list-level-properties text:space-before="1.27cm" text:min-label-width="0.635cm"/>
      </text:list-level-style-number>
      <text:list-level-style-number text:level="3" text:style-name="Zeichenformat" style:num-suffix="." style:num-format="1">
        <style:list-level-properties text:space-before="1.905cm" text:min-label-width="0.635cm"/>
      </text:list-level-style-number>
      <text:list-level-style-number text:level="4" text:style-name="Zeichenformat" style:num-suffix="." style:num-format="1">
        <style:list-level-properties text:space-before="2.54cm" text:min-label-width="0.635cm"/>
      </text:list-level-style-number>
      <text:list-level-style-number text:level="5" text:style-name="Zeichenformat" style:num-suffix="." style:num-format="1">
        <style:list-level-properties text:space-before="3.175cm" text:min-label-width="0.635cm"/>
      </text:list-level-style-number>
      <text:list-level-style-number text:level="6" text:style-name="Zeichenformat" style:num-suffix="." style:num-format="1">
        <style:list-level-properties text:space-before="3.81cm" text:min-label-width="0.635cm"/>
      </text:list-level-style-number>
      <text:list-level-style-number text:level="7" text:style-name="Zeichenformat" style:num-suffix="." style:num-format="1">
        <style:list-level-properties text:space-before="4.445cm" text:min-label-width="0.635cm"/>
      </text:list-level-style-number>
      <text:list-level-style-number text:level="8" text:style-name="Zeichenformat" style:num-suffix="." style:num-format="1">
        <style:list-level-properties text:space-before="5.08cm" text:min-label-width="0.635cm"/>
      </text:list-level-style-number>
      <text:list-level-style-number text:level="9" text:style-name="Zeichenformat" style:num-suffix="." style:num-format="1">
        <style:list-level-properties text:space-before="5.715cm" text:min-label-width="0.635cm"/>
      </text:list-level-style-number>
      <text:list-level-style-number text:level="10" text:style-name="Zeichenformat"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aktorIPS Tutorial</text:p>
      <text:p text:style-name="P2">(von Jan Ortmann)</text:p>
      <text:p text:style-name="P3"/>
      <text:h text:style-name="Heading_20_1" text:outline-level="1">Einführung</text:h>
      <text:p text:style-name="Standard">FaktorIPS ist ein OpenSource-Werkzeug zur modellgetriebenen Entwicklung versicherungsfachlicher Softwaresysteme mit Fokus auf der einheitlichen Abbildung des Produktwissens. Insbesondere können mit FaktorIPS nicht nur die Modelle der Systeme bearbeitet werden, sondern auch die Produktinformationen selbst verwaltet werden. Neben reinen Produktdaten können einzelne Produktaspekte auch über eine Excel-ähnliche Formelsprache definiert werden. Ergänzt wird dies um die Möglichkeit Tabellen zu verwalten und fachliche Testfälle zu definieren und auszuführen.</text:p>
      <text:p text:style-name="Standard"/>
      <text:p text:style-name="Standard">Technisch basiert FaktorIPS auf der Eclipse Plattform (www.eclipse.org). Die Modellierung und die Produktdefinition werden durch eigene Views, Editoren und Perspektiven unterstützt. Aus dem Modell und der Produktdefinition wird durch Codegeneratoren Java Sourcecode erstellt. Die generierten Javaklassen sind auf jeder JVM (1.4 und höher) ausführbar. Damit können sie direkt in allen gängigen J2EE Architekturen verwendet werden und laufen ohne Anpassung auf allen Plattformen, auf denen eine JRE zur Verfügung steht. In andere Umgebungen können sie über die Protokolle JNI und SOAP oder über Webservices eingebunden werden.</text:p>
      <text:p text:style-name="Standard"/>
      <text:p text:style-name="Standard">FaktorIPS kann in den folgenden zwei Szenarien eingesetzt werden:</text:p>
      <text:p text:style-name="Standard"/>
      <text:list text:style-name="L1">
        <text:list-item>
          <text:p text:style-name="P4">Entwicklung eines zentralen Produktservers <text:line-break/>In diesem Fall wird FaktorIPS einerseits zur Modellierung des Produkt&amp;Vertragsmodells verwendet. In dem generierten Sourcecode werden produktspezifische Methoden wie Berechnungen und Prüfungen direkt in Java realisiert. Andererseits werden über die Perspektive zur Produktdefinition die Produktinformationen verwaltet. <text:line-break/></text:p>
        </text:list-item>
        <text:list-item>
          <text:p text:style-name="P4">Entwicklung eines neuen versicherungsfachlichen Systemes<text:line-break/>Hier wird FaktorIPS unmittelbar zur Modellierung der Geschäftsobjekte des Systems (Police, Vertrag, Angebot, etc.) inklusive der Produktklassen verwendet. In dem generierten Sourcecode wird die Geschäftslogik des Systems inklusive der Produktlogik implementiert. Über die Perspektive zur Produktdefinition werden die Produktinformationen verwaltet.</text:p>
        </text:list-item>
      </text:list>
      <text:p text:style-name="P5"/>
      <text:p text:style-name="P5">FaktorIPS enthält die folgenden Bestandteile zur Entwicklung eines solchen Systems:</text:p>
      <text:p text:style-name="P5"/>
      <text:list text:style-name="L2">
        <text:list-item>
          <text:p text:style-name="P6">Modellierungswerkzeug<text:line-break/>Mit dem Modellierungswerkzeug wird ein Modell der Versicherungsprodukte und der abschließbaren Verträge bzw. Versicherungspolicen entworfen. Insbesondere wird dabei definiert, welche Vertragsaspekte über das Produkt gesteuert werden. Zum Beispiel kann festgelegt werden, dass der zulässige Wertebereich für ein Attribut einer Vertragsklasse im Produkt definiert wird.<text:line-break/></text:p>
        </text:list-item>
        <text:list-item>
          <text:p text:style-name="P6">Codegeneratoren<text:line-break/>Diese generieren aus dem Modell Java Sourcecode. Dadurch wird sichergestellt, dass Designaspekte wie die Abbildung von Produktänderungen im Zeitablauf, die Abbildung von produktspezifischen Wertebereiche, die Ausführungen von Prüfungen etc. einheitlich gelöst sind. In dem generierten Sourcecode implementiert der Anwendungsentwickler die versicherungsfachlichen Methoden zur Beitragsberechnung, Dynamik, etc. Diese Erweiterungen im Sourcecode bleiben durch ein Mergeverfahren bei erneuter Generierung erhalten.</text:p>
          <text:p text:style-name="P6"/>
        </text:list-item>
        <text:list-item>
          <text:p text:style-name="P6">Produktdefinitionswerkzeuge<text:line-break/>Auf Basis des Produktmodells können mit den Produktdefinitionswerkzeugen konkrete Produkte definiert werden. Ein Produkt kann dabei aus einzelnen Produktbausteinen kombiniert werden. Die Eigenschaften dieser Bausteine werden in einem eigenen Editor erfasst. Dieser unterstützt auch die Definition von Formeln in Excel-Syntax. Über einen Kopier-Assistenten können neue Tarifgenerationen schnell erzeugt werden.<text:line-break/></text:p>
        </text:list-item>
        <text:list-item>
          <text:p text:style-name="P6">Tabellenwerkzeuge<text:line-break/>Mit den Tabellenwerkzeugen können einerseits Tabellenstrukturen definiert werden, andererseits die Tabelleninhalte bearbeitet werden. Aus versicherungsfachlichen Methoden kann durch spezielle Caching- und Suchalgorithmen extrem effizient auf diese Tabelleninhalte zugegriffen werden. Produktentwickler können Daten aus Excel importieren und nach Excel exportieren.<text:line-break/></text:p>
        </text:list-item>
        <text:list-item>
          <text:p text:style-name="P6">Testwerkzeuge<text:line-break/>FaktorIPS bietet dem Produktentwickler die Möglichkeit Testfälle zu definieren und auszuführen. Mit diesen Testfällen wird sowohl das Modell bzw. der Java Sourcecode als auch die Produktdaten getestet werden. Darüber hinaus kann die Anwendungsentwicklung den Sourcecode unabhängig von den aktuellen Produktdaten testen, um so zum Beispiel Grenzfälle und Kombinationen zu testen, die in den aktuellen Produktdaten nicht abgedeckt sind.<text:line-break/></text:p>
        </text:list-item>
        <text:list-item>
          <text:p text:style-name="P6">Teamfunktionen<text:line-break/>Alle Informationen werden in einem Konfigurationsmanagement-Werkzeug verwaltet. FaktorIPS nutzt hierzu die Möglichkeit von Eclipse beliebige KM-Werkzeuge anzubinden. Damit ist jederzeit nachvollziehbar, wann und durch wen Änderungen durchgeführt wurden. Werkzeuge zum Vergleich unterschiedlicher Versionen erleichtern die Analyse was geändert wurde. Ebenso wird die Entwicklung mehrerer Sparten in unterschiedlichen Teams mit abweichenden Releasezyklen unterstützt.<text:line-break/></text:p>
        </text:list-item>
      </text:list>
      <text:p text:style-name="P5">Unabhängig davon, ob mit FaktorIPS ein zentraler Produktserver oder unmittelbar die Geschäftsobjekte eines operativen Systems entwickelt werden, unterstützt FaktorIPS mit den oben aufgeführten Werkzeugen die folgenden Benutzergruppen:</text:p>
      <text:p text:style-name="P5"/>
      <text:p text:style-name="P7">Modellierer / Entwickler</text:p>
      <text:p text:style-name="P5">Modellierer definieren mit FaktorIPS ein Klassenmodell der zu entwickelnden Sparte(n). Ein wesentlicher Teil der Modellbildung ist dabei die Definition produktabhängige Aspekte, die durch Produktentwickler parametrisiert werden können. Die Codegeneratoren von FaktorIPS generieren aus dem Modell Javaklassen. Der Entwickler erweitert die generierten Javaklassen um die Geschäftslogik, die sich am besten in einer Programmiersprache beschreiben läßt, also etwa komplexe Berechnungsvorschriften, Prüfungen oder Vorgänge wie die Beitragsfreistellung eines Vertrages. Innerhalb der Methoden kann dabei auf die Produktparameter bzw. produktspezifische Formeln zugegriffen zugegriffen werden. </text:p>
      <text:p text:style-name="P5"/>
      <text:p text:style-name="P5">Die Rolle Modellierer / Entwickler wird in der Regel durch Mitarbeiter der Anwendungs-entwicklung des Versicherungsunternehmens wahrgenommen.</text:p>
      <text:p text:style-name="P5"/>
      <text:p text:style-name="P7">Produktentwickler</text:p>
      <text:p text:style-name="P8">Produktentwickler definieren Produkte durch Kombination von einzelnen Produktbausteinen. Neue Produktbausteine können innerhalb der durch das Modell beschriebenen Grenzen definiert werden. Das (Produktklassen)Modell stellt also die Schnittstellen zwischen Produktentwickler und Modellierer/Java-Entwickler dar. Das Modell wird so designed, dass modellkonforme Produkte, in allen operativen Systemen, die die Modellklassen verwenden, ablauffähig sind. Andersherum sollte das Modell natürlich alle Produktevarianten unterstützen, die die operativen Systeme zulassen. Der Produktentwickler kann somit im Rahmen des Modells neue Produkte definieren und diese ohne Unterstützung durch die Anwendungsentwicklung nehmen. Änderungen an den operativen Systemen oder der Schnittstellen sind in diesem Fall nicht erforderlich. Neue Produkte, die eine Änderung in den operativen Systemen erfordern, werden durch den Modellierer/Entwickler in das Modell eingearbeitet. In diesem Fall erfolgt die Produkteinführung also in einem Projekt, an dem Produktentwickler und Modellierer/Entwickler beteiligt sind. </text:p>
      <text:p text:style-name="P8"/>
      <text:p text:style-name="P8">Die Rolle Produktentwickler wird in der Regel durch Mitarbeiter der Fachabteilung des Versicherungsunternehmens wahrgenommen.</text:p>
      <text:p text:style-name="P5"/>
      <text:p text:style-name="P7">Tester</text:p>
      <text:p text:style-name="P8">Der Tester definiert Testfälle für das Modell bzw. den Programmcode und die Produkt-informationen. Fehler berichtet er an die Produktentwickler bzw. die Modellierer/Entwickler.</text:p>
      <text:p text:style-name="P8"/>
      <text:p text:style-name="P8">Die Rolle Tester wird in der Regel durch Mitarbeiter der Fachabteilung des Versicherungsunternehmens wahrgenommen, häufig in Personalunion mit der Rolle Produkt-entwickler.</text:p>
      <text:p text:style-name="P8"/>
      <text:p text:style-name="P7">Inhalt des Tutorials</text:p>
      <text:p text:style-name="P8">In diesem Tutorial wird eine einfache Hausrattarifierung abgebildet. Dies geschieht in den folgenden Schritten:</text:p>
      <text:p text:style-name="P8">TODO: Aufbau erläutern</text:p>
      <text:p text:style-name="P8"/>
      <text:p text:style-name="P8">Dieses Tutorial ist eine kurze Einführung in FaktorIPS. Es ist keine detaillierte Beschreibung aller Modellierungsmöglichkeiten und Funktionen. Diese finden sich in den folgenden Artikeln:</text:p>
      <text:list text:style-name="L3">
        <text:list-item>
          <text:p text:style-name="P9">FaktorIPS: Modellierung und Codegenerierung</text:p>
        </text:list-item>
        <text:list-item>
          <text:p text:style-name="P9">FaktorIPS: Testunterstützung</text:p>
        </text:list-item>
        <text:list-item>
          <text:p text:style-name="P9">FaktorIPS: Teamunterstützung</text:p>
        </text:list-item>
        <text:list-item>
          <text:p text:style-name="P9">FaktorIPS: Integration mit operativen Systemen</text:p>
        </text:list-item>
        <text:list-item>
          <text:p text:style-name="P9">FaktorIPS erweitern</text:p>
        </text:list-item>
      </text:list>
      <text:p text:style-name="P8"/>
      <text:p text:style-name="P8">Das Tutorial geht davon aus, dass sie mit UML sowie der Handhabung von Eclipse vertraut sind und Java Sourcecode zumindest grob verstehen. </text:p>
      <text:p text:style-name="P8"/>
      <text:p text:style-name="P8"/>
      <text:p text:style-name="P8"/>
      <text:p text:style-name="P5"/>
      <text:h text:style-name="P10" text:outline-level="1">„Hello FaktorIPS“</text:h>
      <text:p text:style-name="Text_20_body">Im ersten Schritt dieses Tutorial legen wir ein FaktorIPS Projekt an, definieren eine Modellklasse und generieren Java-Sourcecode zu dieser Modellklasse.</text:p>
      <text:p text:style-name="Text_20_body">Falls sie FaktorIPS noch nicht installiert haben, tun Sie das jetzt. Die Software und die Installationsleitung finden Sie auf <text:a xlink:type="simple" xlink:href="http://www.faktorips.org/">www.faktorips.org.</text:a><text:a xlink:type="simple" xlink:href="http://www.faktorips.org/"><text:span text:style-name="T1"> </text:span></text:a><text:a xlink:type="simple" xlink:href="http://www.faktorips.org/"><text:span text:style-name="T2">In diesem Tutorial verwenden wir Eclipse 3.2 und FaktorIPS in Englisch. Sie können aber genauso eine Eclipse Version 3.1 oder/und die deutsche Version verwenden.</text:span></text:a></text:p>
      <text:p text:style-name="Text_20_body">Starten sie nun Eclipse. Am besten verwenden sie für dieses Tutorial einen eigenen Workspace. Wenn FaktorIPS korrekt installiert ist, sollten sie bei geöffneter Java-Perspektive in der Toolbar folgende Symbole sehen.</text:p>
      <text:p text:style-name="Text_20_body">TODO Abbildung</text:p>
      <text:p text:style-name="Text_20_body">FaktorIPS Projekte sind normale Java-Projekte mit einer zusätzlich FaktorIPS-Nature. Als erstes legen wir also ein neues Java-Projekt mit dem Namen „Grundmodell“ an. Achten Sie darauf, dass <text:s/>Sie für den Sourcecode und die Klassendateien (.class) getrennte Verzeichnisse verwenden.</text:p>
      <text:p text:style-name="Text_20_body">TODO Abbildung</text:p>
      <text:p text:style-name="Text_20_body">Die FaktorIPS-Nature fügen Sie dem Projekt hinzu, indem Sie es im Java Package-Explorer markieren und im Kontextmenü „Add IPS-Nature“ wählen. Dem Projekt wurden die Laufzeitbibliotheken von FaktorIPS hinzugefügt und ein zusätzliches Verzeichnis „model“ angelegt sein. In diesem wird die Modelldefinition abgelegt.</text:p>
      <text:p text:style-name="Text_20_body">Als erstes definieren wir eine Klasse Vertrag. Markieren sie zunächst den Ordner „model“ im Package-Explorer. Nun klicken sie auf den grünen Button mit dem V in der Toolbar. </text:p>
      <text:p text:style-name="Text_20_body">TODO Abbildung</text:p>
      <text:p text:style-name="Text_20_body">In dem Dialog geben sie nun den Namen der Klasse an, also Vertrag und clicken auf „Finish“. FaktorIPS hat jetzt ein neues File mit dem Namen Vertrag.ipspct angelegt und den Editor zur Bearbeitung dieser Klasse geöffnet. </text:p>
      <text:p text:style-name="Text_20_body">TODO Abbildung</text:p>
      <text:p text:style-name="Text_20_body">Weiterhin hat der Codegenerator bereits zwei Java-Sourcefiles erzeugt <text:span text:style-name="Teletype">org.faktorips.sample.model.IVertrag</text:span> und <text:span text:style-name="Teletype">org.faktorips.sample.model.internal.Vertrag.</text:span></text:p>
      <text:p text:style-name="Text_20_body">Das erste File enthalt das sogenannte published Interface der Modellklasse Vertrag. Es enthält alle Eigenschaften, die für Clients des Modells sichtbar und nutzbar sind. Da wir bisher noch keine Eigenschaften der Klasse Vertrag definiert haben, enthält dieses Interface erst einmal keine Methoden. </text:p>
      <text:p text:style-name="Text_20_body">Die Klasse Vertrag ist die modellinterne Implementierung des published Interface. Ein kurzer Blick in den Sourcecode zeigt, dass hier schon einige Methoden generiert worden sind. Diese Methoden dienen unter anderem zur Konvertierung der Objekte in XML (und umgekehrt) und zur Unterstützung von Prüfungen.</text:p>
      <text:h text:style-name="Heading_20_1" text:outline-level="1">Arbeiten mit Modell und Sourcecode</text:h>
      <text:p text:style-name="Text_20_body">In zweitem Schritt des Tutorials erweitern wir unsere Modell und arbeiten mit dem generierten Sourcecode.</text:p>
      <text:p text:style-name="Text_20_body">Als erstes erweitern wir die Klasse Vertrag um ein Attribut „vertragsnr“. Wenn er nicht mehr geöffnet ist, öffnen sie den Editor zur Bearbeitung der Klassendefinition durch Doppelclick im Package-Explorer auf das File „Vertrag.ipspct“. In dem Editor clicken sie auf den „New ...“ Button im Abschnitt Attributes. Es öffnet sich der folgende Dialog:</text:p>
      <text:p text:style-name="Text_20_body">TODO <text:s/>Abbildung</text:p>
      <text:p text:style-name="Text_20_body">Die Felder haben die folgende Bedeutung:</text:p>
      <table:table table:name="Tabelle1" table:style-name="Tabelle1">
        <table:table-column table:style-name="Tabelle1.A"/>
        <table:table-column table:style-name="Tabelle1.B"/>
        <table:table-header-rows>
          <table:table-row>
            <table:table-cell table:style-name="Tabelle1.A1" office:value-type="string">
              <text:p text:style-name="Table_20_Heading">Feld</text:p>
            </table:table-cell>
            <table:table-cell table:style-name="Tabelle1.B1" office:value-type="string">
              <text:p text:style-name="Table_20_Heading">Bedeutung</text:p>
            </table:table-cell>
          </table:table-row>
        </table:table-header-rows>
        <table:table-row>
          <table:table-cell table:style-name="Tabelle1.A2" office:value-type="string">
            <text:p text:style-name="Table_20_Contents">Name</text:p>
          </table:table-cell>
          <table:table-cell table:style-name="Tabelle1.B2" office:value-type="string">
            <text:p text:style-name="Table_20_Contents">Der Name des Attributes.</text:p>
          </table:table-cell>
        </table:table-row>
        <table:table-row>
          <table:table-cell table:style-name="Tabelle1.A2" office:value-type="string">
            <text:p text:style-name="Table_20_Contents">Override</text:p>
          </table:table-cell>
          <table:table-cell table:style-name="Tabelle1.B2" office:value-type="string">
            <text:p text:style-name="Table_20_Contents">Indikator, ob dieses Attribut bereits in einer Superklasse definiert worden ist, und in dieser Klasse lediglich Eigenschaften wie z. B. der Defautvalue überschrieben werden.</text:p>
          </table:table-cell>
        </table:table-row>
        <table:table-row>
          <table:table-cell table:style-name="Tabelle1.A2" office:value-type="string">
            <text:p text:style-name="Table_20_Contents">Datatype</text:p>
          </table:table-cell>
          <table:table-cell table:style-name="Tabelle1.B2" office:value-type="string">
            <text:p text:style-name="Table_20_Contents">Datentyp des Attributes</text:p>
          </table:table-cell>
        </table:table-row>
        <table:table-row>
          <table:table-cell table:style-name="Tabelle1.A2" office:value-type="string">
            <text:p text:style-name="Table_20_Contents">Modifier</text:p>
          </table:table-cell>
          <table:table-cell table:style-name="Tabelle1.B2" office:value-type="string">
            <text:p text:style-name="Table_20_Contents">Analog zum Modifier in Java. TODO published erklären</text:p>
          </table:table-cell>
        </table:table-row>
        <table:table-row>
          <table:table-cell table:style-name="Tabelle1.A2" office:value-type="string">
            <text:p text:style-name="Table_20_Contents">AttributeType</text:p>
          </table:table-cell>
          <table:table-cell table:style-name="Tabelle1.B2" office:value-type="string">
            <text:p text:style-name="Table_20_Contents">TODO</text:p>
          </table:table-cell>
        </table:table-row>
        <table:table-row>
          <table:table-cell table:style-name="Tabelle1.A2" office:value-type="string">
            <text:p text:style-name="Table_20_Contents">Product Relevant</text:p>
          </table:table-cell>
          <table:table-cell table:style-name="Tabelle1.B2" office:value-type="string">
            <text:p text:style-name="Table_20_Contents">Indikator, ob es für dieses Attribute produktseitig Konfigurationsmöglich-keiten gibt. Hierzu später mehr.</text:p>
          </table:table-cell>
        </table:table-row>
        <table:table-row>
          <table:table-cell table:style-name="Tabelle1.A2" office:value-type="string">
            <text:p text:style-name="Table_20_Contents">DefaultValue</text:p>
          </table:table-cell>
          <table:table-cell table:style-name="Tabelle1.B2" office:value-type="string">
            <text:p text:style-name="Table_20_Contents">Der Wert, den das Attribut bei der Erzeugung einer Instanz der Klasse initial erhält.</text:p>
          </table:table-cell>
        </table:table-row>
      </table:table>
      <text:p text:style-name="Text_20_body"/>
      <text:p text:style-name="Text_20_body">Geben sie bitte als Namen „vertragsnr“ ein und als Datatype „String“. Wenn sie auf den „Browse“ Button neben dem Feld klicken, öffnet sich eine Liste mit den verfügbaren Datentypen. Alternativ dazu können sie wie in Eclipse üblich auch mit <text:span text:style-name="T3">Strg-Space</text:span> eine Vervollständigung durchführen. Wenn sie zum Beispiel „D“ eingeben und <text:span text:style-name="T3">Strg-Space</text:span> drücken, sehen sie alle Datentypen, die mit „D“ beginnen. Die anderen Felder lassen sie wie vorgegeben und drücken jetzt ok, danach speichern sie bitte die geänderte Vertragsklasse.</text:p>
      <text:p text:style-name="Text_20_body">Der Codegenerator hat nun bereits die Java-Sourcefiles aktualisiert. Das published Interface <text:span text:style-name="Source_20_Text">IVertrag</text:span> enthält nun Zugriffsmethoden für das Attribut. Die Implementierung <text:span text:style-name="Source_20_Text">Vertrag </text:span>implementiert diese Methoden und speichert den Zustand in einer privaten Membervariable.</text:p>
      <text:p text:style-name="P11"><draw:frame draw:style-name="fr1" draw:name="Rahmen2" text:anchor-type="paragraph" fo:min-width="16.999cm" style:rel-width="100%" draw:z-index="1"><draw:text-box fo:min-height="0.499cm"><text:p text:style-name="P12">/**</text:p><text:p text:style-name="P13"><text:span text:style-name="T4"><text:s/></text:span><text:span text:style-name="T5">*</text:span><text:span text:style-name="T4"> </text:span><text:span text:style-name="T5">Membervariable</text:span><text:span text:style-name="T4"> </text:span><text:span text:style-name="T5">fuer</text:span><text:span text:style-name="T4"> </text:span><text:span text:style-name="T5">vertragsnr.</text:span></text:p><text:p text:style-name="P13"><text:span text:style-name="T4"><text:s/></text:span><text:span text:style-name="T5">*</text:span><text:span text:style-name="T4"> </text:span></text:p><text:p text:style-name="P13"><text:span text:style-name="T4"><text:s/></text:span><text:span text:style-name="T5">*</text:span><text:span text:style-name="T4"> </text:span><text:span text:style-name="T6">@generated</text:span></text:p><text:p text:style-name="P13"><text:span text:style-name="T4"><text:s/></text:span><text:span text:style-name="T5">*/</text:span></text:p><text:p text:style-name="P13"><text:span text:style-name="T7">private</text:span><text:span text:style-name="T4"> String </text:span><text:span text:style-name="T8">vertragsnr</text:span><text:span text:style-name="T4"> = </text:span><text:span text:style-name="T7">null</text:span><text:span text:style-name="T4">;</text:span></text:p><text:p text:style-name="P13"/><text:p text:style-name="P12">/**</text:p><text:p text:style-name="P13"><text:span text:style-name="T4"><text:s/></text:span><text:span text:style-name="T5">*</text:span><text:span text:style-name="T4"> </text:span><text:span text:style-name="T5">{@inheritDoc}</text:span></text:p><text:p text:style-name="P13"><text:span text:style-name="T4"><text:s/></text:span><text:span text:style-name="T5">*</text:span><text:span text:style-name="T4"> </text:span></text:p><text:p text:style-name="P13"><text:span text:style-name="T4"><text:s/></text:span><text:span text:style-name="T5">*</text:span><text:span text:style-name="T4"> </text:span><text:span text:style-name="T6">@generated</text:span></text:p><text:p text:style-name="P13"><text:span text:style-name="T4"><text:s/></text:span><text:span text:style-name="T5">*/</text:span></text:p><text:p text:style-name="P13"><text:span text:style-name="T7">public</text:span><text:span text:style-name="T4"> String getVertragsnr() {</text:span></text:p><text:p text:style-name="P13"><text:span text:style-name="T4"><text:tab/></text:span><text:span text:style-name="T7">return</text:span><text:span text:style-name="T4"> </text:span><text:span text:style-name="T8">vertragsnr</text:span><text:span text:style-name="T4">;</text:span></text:p><text:p text:style-name="P14">}</text:p><text:p text:style-name="P15"/><text:p text:style-name="P12">/**</text:p><text:p text:style-name="P13"><text:span text:style-name="T4"><text:s/></text:span><text:span text:style-name="T5">*</text:span><text:span text:style-name="T4"> </text:span><text:span text:style-name="T5">{@inheritDoc}</text:span></text:p><text:p text:style-name="P13"><text:span text:style-name="T4"><text:s/></text:span><text:span text:style-name="T5">*</text:span><text:span text:style-name="T4"> </text:span></text:p><text:p text:style-name="P13"><text:span text:style-name="T4"><text:s/></text:span><text:span text:style-name="T5">*</text:span><text:span text:style-name="T4"> </text:span><text:span text:style-name="T6">@restrainedmodifiable</text:span></text:p><text:p text:style-name="P13"><text:span text:style-name="T4"><text:s/></text:span><text:span text:style-name="T5">*/</text:span></text:p><text:p text:style-name="P13"><text:span text:style-name="T7">public</text:span><text:span text:style-name="T4"> </text:span><text:span text:style-name="T7">void</text:span><text:span text:style-name="T4"> setVertragsnr(String newValue) {</text:span></text:p><text:p text:style-name="P13"><text:span text:style-name="T4"><text:tab/></text:span><text:span text:style-name="T9">//begin-user-code</text:span></text:p><text:p text:style-name="P13"><text:span text:style-name="T4"><text:tab/></text:span><text:span text:style-name="T9">//end-user-code</text:span></text:p><text:p text:style-name="P13"><text:span text:style-name="T4"><text:tab/></text:span><text:span text:style-name="T7">this</text:span><text:span text:style-name="T4">.</text:span><text:span text:style-name="T8">vertragsnr</text:span><text:span text:style-name="T4"> = newValue;</text:span></text:p><text:p text:style-name="P14">}</text:p><text:p text:style-name="P13"/></draw:text-box></draw:frame></text:p>
      <text:p text:style-name="Text_20_body">Das JavaDoc für die Membervariable und für die Gettermethode sind mit einem @generated markiert. Dies bedeutet, dass der Methode zu 100% generiert wird. Wird der Code erneut generiert, fügt der Codegenerator diese genau so wieder ein. Änderungen seitens des Entwicklers werden überschrieben. Das JavaDoc für die Settermethode ist mit einem @restrainedmodifable gekennzeichnet. Innerhalb der Methode gibt es einen Abschnitt, in welchen der Entwickler Sourcecode einfügen kann. Der Sourcecode in dem Abschnitt bleibt bei erneuter Generierung erhalten.</text:p>
      <text:p text:style-name="P16">Probieren wir das einmal aus. Fügen sie jeweils eine Zeile in die Getter- und Settermethode Sourcecode ein, also etwa</text:p>
      <text:p text:style-name="P11"><draw:frame draw:style-name="fr2" draw:name="Rahmen3" text:anchor-type="paragraph" fo:min-width="16.999cm" style:rel-width="100%" draw:z-index="2"><draw:text-box fo:min-height="0.499cm"><text:p text:style-name="P12">/**</text:p><text:p text:style-name="P13"><text:span text:style-name="T4"><text:s/></text:span><text:span text:style-name="T5">*</text:span><text:span text:style-name="T4"> </text:span><text:span text:style-name="T5">{@inheritDoc}</text:span></text:p><text:p text:style-name="P13"><text:span text:style-name="T4"><text:s/></text:span><text:span text:style-name="T5">*</text:span><text:span text:style-name="T4"> </text:span><text:span text:style-name="T6">@generated</text:span></text:p><text:p text:style-name="P13"><text:span text:style-name="T4"><text:s/></text:span><text:span text:style-name="T5">*/</text:span></text:p><text:p text:style-name="P13"><text:span text:style-name="T7">public</text:span><text:span text:style-name="T4"> String getVertragsnr() {</text:span></text:p><text:p text:style-name="P14"><text:s text:c="6"/>System.out.println(„getVertragsnr“);</text:p><text:p text:style-name="P13"><text:span text:style-name="T4"><text:tab/></text:span><text:span text:style-name="T7">return</text:span><text:span text:style-name="T4"> </text:span><text:span text:style-name="T8">vertragsnr</text:span><text:span text:style-name="T4">;</text:span></text:p><text:p text:style-name="P17">}</text:p></draw:text-box></draw:frame></text:p>
      <text:p text:style-name="P11"><draw:frame draw:style-name="fr3" draw:name="Rahmen4" text:anchor-type="paragraph" svg:width="16.999cm" style:rel-width="100%" draw:z-index="3"><draw:text-box fo:min-height="0.499cm"><text:p text:style-name="P12">/**</text:p><text:p text:style-name="P13"><text:span text:style-name="T4"><text:s/></text:span><text:span text:style-name="T5">*</text:span><text:span text:style-name="T4"> </text:span><text:span text:style-name="T5">{@inheritDoc}</text:span></text:p><text:p text:style-name="P13"><text:span text:style-name="T4"><text:s/></text:span><text:span text:style-name="T5">*</text:span><text:span text:style-name="T4"> </text:span></text:p><text:p text:style-name="P13"><text:span text:style-name="T4"><text:s/></text:span><text:span text:style-name="T5">*</text:span><text:span text:style-name="T4"> </text:span><text:span text:style-name="T6">@restrainedmodifiable</text:span></text:p><text:p text:style-name="P13"><text:span text:style-name="T4"><text:s/></text:span><text:span text:style-name="T5">*/</text:span></text:p><text:p text:style-name="P13"><text:span text:style-name="T7">public</text:span><text:span text:style-name="T4"> </text:span><text:span text:style-name="T7">void</text:span><text:span text:style-name="T4"> setVertragsnr(String newValue) {</text:span></text:p><text:p text:style-name="P13"><text:span text:style-name="T4"><text:tab/></text:span><text:span text:style-name="T9">//begin-user-code</text:span></text:p><text:p text:style-name="P14"><text:s text:c="6"/>System.out.println(„setVertragsnr“);</text:p><text:p text:style-name="P13"><text:span text:style-name="T4"><text:tab/></text:span><text:span text:style-name="T9">//end-user-code</text:span></text:p><text:p text:style-name="P13"><text:span text:style-name="T4"><text:tab/></text:span><text:span text:style-name="T7">this</text:span><text:span text:style-name="T4">.</text:span><text:span text:style-name="T8">vertragsnr</text:span><text:span text:style-name="T4"> = newValue;</text:span></text:p><text:p text:style-name="P14">}</text:p><text:p text:style-name="P13"/></draw:text-box></draw:frame></text:p>
      <text:p text:style-name="Text_20_body">Generieren sie jetzt den Sourcecode für die Klasse Vertrag neu. Dies können sie wie in Eclipse üblich auf zwei Arten erreichen:</text:p>
      <text:list text:style-name="L5">
        <text:list-item>
          <text:p text:style-name="P18">Entweder bauen sie mit Project-&gt;Clean das gesamt Projekt neu, oder</text:p>
        </text:list-item>
        <text:list-item>
          <text:p text:style-name="P18">sie haben den automatischen Buildmechanimus von Eclipse aktiviert <text:line-break/>(Window-&gt;Preferences, Workspace: Build automatically) und speichern die Modellbeschreibung der Klasse Vertrag erneut. Im Rest dieses Tutorial wird davon ausgegangen, dass dies der Fall ist.</text:p>
        </text:list-item>
      </text:list>
      <text:p text:style-name="Text_20_body">Nach dem Generieren ist das „System.out.println()“ aus der Gettermethode entfernt worden, in der Settermethode ist es erhalten geblieben. </text:p>
      <text:p text:style-name="Text_20_body">Außerhalb der generierten Methoden und Membervariablen können sie den Sourcecode beliebig erweitern, die Erweiterungen bleiben in jedem Fall erhalten. In diesem Tutorial werden wir eine einfache Beitragsberechnung implementieren. Diese Methode definieren wir jetzt direkt im Sourcecode. </text:p>
      <text:p text:style-name="Text_20_body">Da es Clients der Modellklasse Vertrag möglich sein soll, die Beitragsberechnung aufzurufen, erweitern wir zunächst das published Interface <text:span text:style-name="Teletype">IVertrag</text:span> um</text:p>
      <text:p text:style-name="P19"><draw:frame draw:style-name="fr3" draw:name="Rahmen5" text:anchor-type="paragraph" svg:width="16.999cm" style:rel-width="100%" draw:z-index="4"><draw:text-box fo:min-height="0.499cm"><text:p text:style-name="P12">/**</text:p><text:p text:style-name="P13"><text:span text:style-name="T4"><text:s/></text:span><text:span text:style-name="T5">*</text:span><text:span text:style-name="T4"> </text:span><text:span text:style-name="T5">Berechnet</text:span><text:span text:style-name="T4"> </text:span><text:span text:style-name="T5">den</text:span><text:span text:style-name="T4"> </text:span><text:span text:style-name="T5">Beitrag</text:span><text:span text:style-name="T4"> </text:span><text:span text:style-name="T5">(brutto</text:span><text:span text:style-name="T4"> </text:span><text:span text:style-name="T5">und</text:span><text:span text:style-name="T4"> </text:span><text:span text:style-name="T5">netto)</text:span><text:span text:style-name="T4"> </text:span><text:span text:style-name="T5">für</text:span><text:span text:style-name="T4"> </text:span><text:span text:style-name="T5">den</text:span><text:span text:style-name="T4"> </text:span><text:span text:style-name="T5">Vertrag</text:span><text:span text:style-name="T4"> </text:span><text:span text:style-name="T5">und</text:span><text:span text:style-name="T4"> </text:span><text:span text:style-name="T5">alle</text:span><text:span text:style-name="T4"> </text:span><text:span text:style-name="T5">seine</text:span><text:span text:style-name="T4"> <text:s/><text:line-break/> </text:span><text:span text:style-name="T5">* Deckungen.</text:span> </text:p><text:p text:style-name="P13"><text:span text:style-name="T4"><text:s/></text:span><text:span text:style-name="T5">*/</text:span></text:p><text:p text:style-name="P13"><text:span text:style-name="T7">public</text:span><text:span text:style-name="T4"> </text:span><text:span text:style-name="T7">void</text:span><text:span text:style-name="T4"> berechneBeitrag();</text:span></text:p><text:p text:style-name="P14"/></draw:text-box></draw:frame></text:p>
      <text:p text:style-name="Text_20_body">Nach dem Speichern des published Interface wird Eclipse einen Compilefehler in der Klasse <text:span text:style-name="Teletype">Vertrag</text:span> anzeigen, da die Methode dort nicht implementiert ist. Die Implementierung dieser Methode werden wir später im Tutorial nachholen. Bis dahin fügen wir erst einmal eine leere Implementierung ein. </text:p>
      <text:p text:style-name="P20"><draw:frame draw:style-name="fr3" draw:name="Rahmen6" text:anchor-type="paragraph" svg:width="16.999cm" style:rel-width="100%" draw:z-index="5"><draw:text-box fo:min-height="0.499cm"><text:p text:style-name="P21">/**</text:p><text:p text:style-name="P22"><text:span text:style-name="T4"><text:s/></text:span><text:span text:style-name="T5">*</text:span><text:span text:style-name="T4"> </text:span><text:span text:style-name="T5">{@inheritDoc}</text:span></text:p><text:p text:style-name="P22"><text:span text:style-name="T4"><text:s/></text:span><text:span text:style-name="T5">*/</text:span></text:p><text:p text:style-name="P22"><text:span text:style-name="T7">public</text:span><text:span text:style-name="T4"> </text:span><text:span text:style-name="T7">void</text:span><text:span text:style-name="T4"> berechneBeitrag() {</text:span></text:p><text:p text:style-name="P22"><text:span text:style-name="T4"><text:tab/></text:span><text:span text:style-name="T9">// </text:span><text:span text:style-name="T6">TODO</text:span><text:span text:style-name="T9"> Beitragsberechnung implementieren</text:span></text:p><text:p text:style-name="P23">}</text:p><text:p text:style-name="P20"/></draw:text-box></draw:frame></text:p>
      <text:p text:style-name="Text_20_body">Bauen Sie jetzt noch einmal das Projekt neu. Die manuell eingefügten Methoden bleiben erhalten.</text:p>
      <text:p text:style-name="Text_20_body">Die Definition der Methode zur Beitragsberechnung kann natürlich auch im Editor von FaktorIPS erfolgen. An dieser Stelle wurde darauf verzichtet, um den Umgang mit dem generierten Sourcecode zu demonstrieren. </text:p>
      <text:p text:style-name="Text_20_body">Das Kapitel schließen wir mit der Definition einer Klasse Deckung und der Kompositions-beziehung zwischen Vertrag und Deckung ab:</text:p>
      <text:p text:style-name="Text_20_body">TODO UML Diagramm</text:p>
      <text:p text:style-name="Text_20_body">Legen zunächst die Klasse Deckung analog zur Klasse Vertrag an. Danach wechseln sie zurück in den Editor, der die Vertragsklasse anzeigt. Starten sie den Assistenten zur Anlage einer neuen Beziehung durch Klicken auf den „New...“ Button rechts neben der Sektion, die mit „Relations“ überschrieben ist. </text:p>
      <text:p text:style-name="Text_20_body">TODO Abbildung</text:p>
      <text:p text:style-name="Text_20_body">Als Target wählen sie bitte die gerade angelegte Klasse Deckung aus. Hier steht ihnen wieder eine Vervollständigung mit <text:span text:style-name="T3">STRG-Space</text:span> zur Verfügung. Das Feld „Read-Only Container“ lassen sie bitte leer. Das Konzept wird später im Tutorial erläutert.</text:p>
      <text:p text:style-name="Text_20_body">Auf der nächsten Seite geben sie bitte als minimale Kardinalität 0 und als maximale Kardinalität * ein, als Rollennamen Deckung bzw. Deckungen. Die Mehrzahl ist erforderlich, damit der Codegenerator verständlichen Sourcecode generieren kann. </text:p>
      <text:p text:style-name="Text_20_body">Auf der nächsten Seite können sie auswählen, ob es auch eine Rückwärtsbeziehung von Deckung zu Vertag geben soll. Beziehungen in FaktorIPS sind immer gerichtet, so ist es auch möglich die Navigation nur in eine Richtung zuzulassen. Hier wählen sie bitte „New reverse relation“ und gehen zur nächsten Seite. Hier brauchen sie nur noch die Rollenbezeichnung im Plural einzugeben. Mit <text:s text:c="2"/>„Finish“ legen sie die beiden Beziehungen (vorwärts und rückwärts) an und speichern danach noch die Klasse Vertrag.</text:p>
      <text:p text:style-name="Text_20_body">Zum Abschluss werfen wir noch einen kurzen Blick in den generierten Sourcecode. In das published Interface <text:s/><text:span text:style-name="Source_20_Text"><text:span text:style-name="Source_20_Text">IVertrag</text:span></text:span> wurden Methoden generiert, um Deckungen zu einen Vertrag hinzufügen, aus einem Vertrag zu entfernen etc. In das Interface <text:span text:style-name="Source_20_Text"><text:span text:style-name="Source_20_Text">IDeckung</text:span></text:span><text:span text:style-name="Source_20_Text"><text:span text:style-name="T10"> </text:span></text:span>eine Methode, um zu Vertrag zu navigieren, zu dem die Deckung gehört. Kompositbeziehungen werden also immer über die Containerklasse hergestellt (und aufgelöst). Wenn sowohl die Vorwärts- als auch die Rückwärtsbeziehung im Modell definiert ist, werden hierbei beide Richtung berücksichtigt. Dies zeigt ein kurzer Blick in die Implementierung der Methode <text:span text:style-name="Source_20_Text">addDeckung</text:span><text:span text:style-name="Source_20_Text"><text:note text:id="ftn1" text:note-class="footnote"><text:note-citation>1</text:note-citation><text:note-body><text:p text:style-name="Footnote">Die generierten Javadocs zeigen wir von nun an nicht mehr im Tutorial, da die Methoden im Text erläutert werden.</text:p></text:note-body></text:note></text:span> in der Klasse <text:span text:style-name="Source_20_Text"><text:span text:style-name="Source_20_Text">Vertrag</text:span></text:span>.</text:p>
      <text:p text:style-name="P21"><draw:frame draw:style-name="fr3" draw:name="Rahmen1" text:anchor-type="paragraph" fo:min-width="16.999cm" style:rel-width="100%" draw:z-index="0"><draw:text-box fo:min-height="0.499cm"><text:p text:style-name="P22"><text:span text:style-name="T7">public</text:span><text:span text:style-name="T4"> </text:span><text:span text:style-name="T7">void</text:span><text:span text:style-name="T4"> addDeckung(IDeckung objectToAdd) {</text:span></text:p><text:p text:style-name="P22"><text:span text:style-name="T4"><text:tab/></text:span><text:span text:style-name="T7">if</text:span><text:span text:style-name="T4"> (objectToAdd == </text:span><text:span text:style-name="T7">null</text:span><text:span text:style-name="T4">) {</text:span></text:p><text:p text:style-name="P22"><text:span text:style-name="T4"><text:tab/><text:tab/></text:span><text:span text:style-name="T7">throw</text:span><text:span text:style-name="T4"> </text:span><text:span text:style-name="T7">new</text:span><text:span text:style-name="T4"> NullPointerException(</text:span></text:p><text:p text:style-name="P22"><text:span text:style-name="T4"><text:tab/><text:tab/><text:tab/><text:tab/></text:span><text:span text:style-name="T11">"Can't add null to relation Deckung of "</text:span><text:span text:style-name="T4"> + </text:span><text:span text:style-name="T7">this</text:span><text:span text:style-name="T4">);</text:span></text:p><text:p text:style-name="P23"><text:tab/>}</text:p><text:p text:style-name="P22"><text:span text:style-name="T4"><text:tab/></text:span><text:span text:style-name="T7">if</text:span><text:span text:style-name="T4"> (</text:span><text:span text:style-name="T8">deckungen</text:span><text:span text:style-name="T4">.contains(objectToAdd)) {</text:span></text:p><text:p text:style-name="P22"><text:span text:style-name="T4"><text:tab/><text:tab/></text:span><text:span text:style-name="T7">return</text:span><text:span text:style-name="T4">;</text:span></text:p><text:p text:style-name="P23"><text:tab/>}</text:p><text:p text:style-name="P22"><text:span text:style-name="T4"><text:tab/></text:span><text:span text:style-name="T8">deckungen</text:span><text:span text:style-name="T4">.add(objectToAdd);</text:span></text:p><text:p text:style-name="P22"><text:span text:style-name="T4"><text:tab/></text:span><text:span text:style-name="T7">if</text:span><text:span text:style-name="T4"> (objectToAdd.getVertrag() != </text:span><text:span text:style-name="T7">this</text:span><text:span text:style-name="T4">) {</text:span></text:p><text:p text:style-name="P22"><text:span text:style-name="T4"><text:tab/><text:tab/>((Deckung) objectToAdd).setVertrag(</text:span><text:span text:style-name="T7">this</text:span><text:span text:style-name="T4">);</text:span></text:p><text:p text:style-name="P23"><text:tab/>}</text:p><text:p text:style-name="P23">}</text:p><text:p text:style-name="P21"/></draw:text-box></draw:frame><text:span text:style-name="T4"/></text:p>
      <text:p text:style-name="Text_20_body">Der Vertrag wird in der Deckung als der Vertrag gesetzt, zu dem die Deckung (in der letzten Zeile der Methode). Sollte die Deckung bereits zu einem anderen Vertrag gehören, sorgt die Methode <text:span text:style-name="T12">Deckung.setVertrag()</text:span> dafür, dass die Deckung dort aus der Liste der Deckungen ausgetragen wird. <text:s/></text:p>
      <text:h text:style-name="Heading_20_1" text:outline-level="1">Definition eines einfachen Hausratmodells</text:h>
      <text:p text:style-name="Text_20_body">In diesem Abschnitt werden wir ein einfaches Hausratmodell definieren, welches uns durch den Rest vom Tutorial begleiten wird. Die folgende Abbildung zeigt das Modell. <text:s/></text:p>
      <text:p text:style-name="Text_20_body">TODO UML-Diagramm</text:p>
      <text:p text:style-name="Text_20_body">Der Hausratvertrag ist natürlich ein spezifischer Vertrag mit den folgenden Eigenschaften:</text:p>
      <table:table table:name="Tabelle2" table:style-name="Tabelle2">
        <table:table-column table:style-name="Tabelle2.A" table:number-columns-repeated="2"/>
        <table:table-header-rows>
          <table:table-row>
            <table:table-cell table:style-name="Tabelle2.A1" office:value-type="string">
              <text:p text:style-name="Table_20_Heading">Name</text:p>
            </table:table-cell>
            <table:table-cell table:style-name="Tabelle2.B1" office:value-type="string">
              <text:p text:style-name="Table_20_Heading">Beschreibung</text:p>
            </table:table-cell>
          </table:table-row>
        </table:table-header-rows>
        <table:table-row>
          <table:table-cell table:style-name="Tabelle2.A2" office:value-type="string">
            <text:p text:style-name="Table_20_Contents">plz</text:p>
          </table:table-cell>
          <table:table-cell table:style-name="Tabelle2.B2" office:value-type="string">
            <text:p text:style-name="Table_20_Contents">Postleitzahl des versicherten Hausrats</text:p>
          </table:table-cell>
        </table:table-row>
        <table:table-row>
          <table:table-cell table:style-name="Tabelle2.A2" office:value-type="string">
            <text:p text:style-name="Table_20_Contents">tarifzone</text:p>
          </table:table-cell>
          <table:table-cell table:style-name="Tabelle2.B2" office:value-type="string">
            <text:p text:style-name="Table_20_Contents">Die Tarifzone ergibt sich aus der Postleitzahl und ist maßgeblich für den zu zahlenden Beitrag.</text:p>
          </table:table-cell>
        </table:table-row>
        <table:table-row>
          <table:table-cell table:style-name="Tabelle2.A2" office:value-type="string">
            <text:p text:style-name="Table_20_Contents">wohnflaeche</text:p>
          </table:table-cell>
          <table:table-cell table:style-name="Tabelle2.B2" office:value-type="string">
            <text:p text:style-name="Table_20_Contents">Die Wohnfläche des versicherten Hausrats in Quadratmetern.</text:p>
          </table:table-cell>
        </table:table-row>
        <table:table-row>
          <table:table-cell table:style-name="Tabelle2.A2" office:value-type="string">
            <text:p text:style-name="Table_20_Contents">/vorschlagVersSumme</text:p>
          </table:table-cell>
          <table:table-cell table:style-name="Tabelle2.B2" office:value-type="string">
            <text:p text:style-name="Table_20_Contents">Vorschlag für die Versicherungssumme. Wird in der Regel auf Basis der Wohnfläche bestimmt.</text:p>
          </table:table-cell>
        </table:table-row>
        <table:table-row>
          <table:table-cell table:style-name="Tabelle2.A2" office:value-type="string">
            <text:p text:style-name="Table_20_Contents">versSumme</text:p>
          </table:table-cell>
          <table:table-cell table:style-name="Tabelle2.B2" office:value-type="string">
            <text:p text:style-name="Table_20_Contents">Die Versicherungssumme.</text:p>
          </table:table-cell>
        </table:table-row>
      </table:table>
      <text:p text:style-name="Text_20_body"/>
      <text:p text:style-name="Text_20_body">TODO: Container Beziehung beschreiben</text:p>
      <text:p text:style-name="Text_20_body">Legen sie hierzu zunächst ein zweites Projekt mit dem Namen Hausratmodell an, in dem wir die hausratspezifischen Klassen verwalten (erst ein Java-Projekt anlegen, dann die IPS-Nature hinzufügen). Jede Sparte in einem eigenen Projekt zu verwalten bietet den Vorteil, dass unterschiedliche Entwicklerteams an den Projekten arbeiten können und die Einzelentwicklungen voneinander unabängige Releasezyklen haben können.</text:p>
      <text:p text:style-name="Text_20_body">Da die hausratspezifischen Klassen von den spartenübergreifenden Klassen Vertrag und Deckung ableiten, müssen die spartenübergreifnden Klassen natürlich im Hausratmodell-Projekt bekannt sein. Hierzu gibt es in FaktorIPS ein Konzept analog zum Classpath in Java. Wechseln sie zunächst in den Modell-Explorer von FaktorIPS (direkt neben dem Package-Explorer). Im Modell-Explorer wird die Modelldefinition ohne die Java-Details dargestellt. In jedem FaktorIPS-Projekt gibt es ein File „.ipsproject“, in dem die Eigenschaften des Projektes gespeichert werden. Öffnen sie das File per Doppelklick. Das XML-Format ist im Detail direkt im File dokumentiert. Suchen sie bitte das XML-Tag <text:span text:style-name="T13">IpsObjectPath</text:span><text:span text:style-name="T14">. </text:span><text:span text:style-name="T15">Der IpsObjectPath beschreibt, wo FaktorIPS für das Projekt nach FaktorIPS-Objekten wie z. B. den Klassendefinition sucht. Fügen sie den folgenden Eintrag hinzu </text:span></text:p>
      <text:p text:style-name="P24">&lt;Entry type=“project“ referencedIpsProject="Grundmodell"/&gt;</text:p>
      <text:p text:style-name="Text_20_body">und speichern das File. Die Projekteigenschaften werden mit dem Speichern des Files aktiv und die spartenübergreifenden Klassen können damit aus dem Hausratmodell referenziert werden.</text:p>
      <text:p text:style-name="Text_20_body">Sie haben sich vielleicht schon gefragt, wo definiert wird, in welchen Java-Sourcefolder und in welche Java-Packages FaktorIPS den generierten Sourcecode ablegt. Dies geschieht ebenfalls im IpsObjectPath. </text:p>
      <text:p text:style-name="Text_20_body">Von besonderer Bedeutung ist noch das <text:span text:style-name="T16">&lt;Datatypes&gt;</text:span> Tag. Hier wird festgelegt welche Datentypen in dem Projekt verwendet werden können. Mit FaktorIPS werden vordefnierten Standard-Datentypen mitgeliefert. Beim Anlegen eines neuen Projektes werden zunächst alle diese Datentypen in das Projekt aufgenommen. Von der Verwendung des Datentyps Double raten wir allerdings wegen der Ungenauigkeit beim Rechnen mit Fließkommazahlen ab, sondern empfehlen die Verwendung des Datentyps Decimal. In einem Projekt können uachc alle Datentypen verwendet werden, die in Projekten, von dieses abhängt, definiert sind. Sie können also im Projekt „Hausratmodell“ alle Datentypen innerhalb des <text:span text:style-name="T16">&lt;UsedPredefinedDatatypes&gt;</text:span> Tags löschen. Im Projekt „Grundmodell“ können sie den Datentyp „Double“ entfernen. Eigene Java Klassen, die einen Wert repräsentieren, können sie hier ebenfalls FaktorIPS bekannt machen. Voraussetzung ist, dass die Klasse im Java-Classpath verfügbar ist und ein Wert(-objekt) in einen String konvertiert werden kann und umgekehrt. Die weiterern Möglichkeiten entnehmen sie bitte der Dokumenation in dem File.</text:p>
      <text:p text:style-name="Text_20_body">Nach diesen Vorarbeiten können wir nun das oben beschriebene Modell vollständig eingeben. Als erstes legen wir die </text:p>
      <text:p text:style-name="Text_20_body">hausratvertrag anlegen</text:p>
      <text:p text:style-name="Text_20_body"><text:tab/>plz</text:p>
      <text:p text:style-name="Text_20_body"><text:tab/>tarifzone</text:p>
      <text:p text:style-name="Text_20_body"><text:tab/></text:p>
      <text:h text:style-name="Heading_20_1" text:outline-level="1">Aufnahme von Produktaspekten ins Modell</text:h>
      <text:p text:style-name="Text_20_body">Im vierten Schritt des Tutorials beschäftigen wir uns nun – endlich – damit, wie Produktaspekte im Modell abgebildet werden. Bevor wir dies <text:s/>mit FaktorIPS machen, diskutieren wir das Design auf Modellebene.</text:p>
      <text:p text:style-name="Text_20_body">Schauen wir uns die bisher definierten Eigenschaften unserer Klasse Hausratvertrag inkl. der von Vertrag geerbten Eigenschaften an und überlegen, was für diese Eigenschaften in einem Produkt konfigurierbar sein soll:</text:p>
      <table:table table:name="Tabelle3" table:style-name="Tabelle3">
        <table:table-column table:style-name="Tabelle3.A" table:number-columns-repeated="2"/>
        <table:table-header-rows>
          <table:table-row>
            <table:table-cell table:style-name="Tabelle3.A1" office:value-type="string">
              <text:p text:style-name="Table_20_Heading">Eigenschaft von Hausratvertrag</text:p>
            </table:table-cell>
            <table:table-cell table:style-name="Tabelle3.B1" office:value-type="string">
              <text:p text:style-name="Table_20_Heading">Konfigurationsmöglichkeiten</text:p>
            </table:table-cell>
          </table:table-row>
        </table:table-header-rows>
        <table:table-row>
          <table:table-cell table:style-name="Tabelle3.A2" office:value-type="string">
            <text:p text:style-name="Table_20_Contents">zahlweise</text:p>
          </table:table-cell>
          <table:table-cell table:style-name="Tabelle3.B2" office:value-type="string">
            <text:p text:style-name="Table_20_Contents">Die im Vertrag erlaubten Zahlweisen.</text:p>
            <text:p text:style-name="Table_20_Contents">Der Vorgabewert für die Zahlweise bei Erzeugung eines neuen Vertrags.</text:p>
          </table:table-cell>
        </table:table-row>
        <table:table-row>
          <table:table-cell table:style-name="Tabelle3.A2" office:value-type="string">
            <text:p text:style-name="Table_20_Contents">wohnflaeche</text:p>
          </table:table-cell>
          <table:table-cell table:style-name="Tabelle3.B2" office:value-type="string">
            <text:p text:style-name="Table_20_Contents">Bereich (min, max), in dem die Wohnfläche liegen muss.</text:p>
          </table:table-cell>
        </table:table-row>
        <table:table-row>
          <table:table-cell table:style-name="Tabelle3.A2" office:value-type="string">
            <text:p text:style-name="Table_20_Contents">vorschlagVersSumme</text:p>
          </table:table-cell>
          <table:table-cell table:style-name="Tabelle3.B2" office:value-type="string">
            <text:p text:style-name="Table_20_Contents">Definition eines Vorschlagwertes für einen Quadratmeter Wohnfläche.</text:p>
            <text:p text:style-name="Table_20_Contents"/>
            <text:p text:style-name="Table_20_Contents">Alternativ könnten wir auch eine Formel zur Berechnung des Vorschlags als Konfigurationsmöglichkeit verwenden. Zunächst beschränken wir uns aber auf den Faktor.</text:p>
          </table:table-cell>
        </table:table-row>
        <table:table-row>
          <table:table-cell table:style-name="Tabelle3.A2" office:value-type="string">
            <text:p text:style-name="Table_20_Contents">versSumme</text:p>
          </table:table-cell>
          <table:table-cell table:style-name="Tabelle3.B2" office:value-type="string">
            <text:p text:style-name="Table_20_Contents">Bereich, in dem die Versicherungssumme liegen muss.</text:p>
          </table:table-cell>
        </table:table-row>
      </table:table>
      <text:p text:style-name="Text_20_body"/>
      <text:p text:style-name="Text_20_body">In diesem Tutorial wollen wir zwei Haftpflichtprodukte erstellen. HP-Optimal soll einen umfangreichenVersicherungsschutz gewähren während HP-Kompakt einen Basisschutz zu einem günstigen Beitrag bietet. Die folgende Tabelle zeigt die Eigenschaften der beiden Produkte bzgl. der oben aufgeführten Konfigurationsmöglichkeiten:</text:p>
      <table:table table:name="Tabelle4" table:style-name="Tabelle4">
        <table:table-column table:style-name="Tabelle4.A"/>
        <table:table-column table:style-name="Tabelle4.B"/>
        <table:table-column table:style-name="Tabelle4.C"/>
        <table:table-header-rows>
          <table:table-row>
            <table:table-cell table:style-name="Tabelle4.A1" office:value-type="string">
              <text:p text:style-name="Table_20_Heading">Konfigurationsmöglichkeit</text:p>
            </table:table-cell>
            <table:table-cell table:style-name="Tabelle4.A1" office:value-type="string">
              <text:p text:style-name="Table_20_Heading">HP-Kompakt</text:p>
            </table:table-cell>
            <table:table-cell table:style-name="Tabelle4.C1" office:value-type="string">
              <text:p text:style-name="Table_20_Heading">HP-Optimal</text:p>
            </table:table-cell>
          </table:table-row>
        </table:table-header-rows>
        <table:table-row>
          <table:table-cell table:style-name="Tabelle4.A2" office:value-type="string">
            <text:p text:style-name="Table_20_Contents">Vorgabewert zahlweise</text:p>
          </table:table-cell>
          <table:table-cell table:style-name="Tabelle4.A2" office:value-type="string">
            <text:p text:style-name="Table_20_Contents">jährlich</text:p>
          </table:table-cell>
          <table:table-cell table:style-name="Tabelle4.C2" office:value-type="string">
            <text:p text:style-name="Table_20_Contents">jährlich</text:p>
          </table:table-cell>
        </table:table-row>
        <table:table-row>
          <table:table-cell table:style-name="Tabelle4.A2" office:value-type="string">
            <text:p text:style-name="Table_20_Contents">Erlaubte Zahlweisen</text:p>
          </table:table-cell>
          <table:table-cell table:style-name="Tabelle4.A2" office:value-type="string">
            <text:p text:style-name="Table_20_Contents">monatlich, vierteljährlich, halbjährlich, jährlich</text:p>
          </table:table-cell>
          <table:table-cell table:style-name="Tabelle4.C2" office:value-type="string">
            <text:p text:style-name="Table_20_Contents">halbjährlich, jährlich</text:p>
          </table:table-cell>
        </table:table-row>
        <table:table-row>
          <table:table-cell table:style-name="Tabelle4.A2" office:value-type="string">
            <text:p text:style-name="Table_20_Contents">Erlaubte Wohnflaeche</text:p>
          </table:table-cell>
          <table:table-cell table:style-name="Tabelle4.A2" office:value-type="string">
            <text:p text:style-name="Table_20_Contents">0-999 qm</text:p>
          </table:table-cell>
          <table:table-cell table:style-name="Tabelle4.C2" office:value-type="string">
            <text:p text:style-name="Table_20_Contents">0-999 qm</text:p>
          </table:table-cell>
        </table:table-row>
        <table:table-row>
          <table:table-cell table:style-name="Tabelle4.A2" office:value-type="string">
            <text:p text:style-name="Table_20_Contents">Vorschlag Versicherungsumme pro qm Wohnfläche</text:p>
          </table:table-cell>
          <table:table-cell table:style-name="Tabelle4.A2" office:value-type="string">
            <text:p text:style-name="Table_20_Contents">600 Euro</text:p>
          </table:table-cell>
          <table:table-cell table:style-name="Tabelle4.C2" office:value-type="string">
            <text:p text:style-name="Table_20_Contents">900 Euro</text:p>
          </table:table-cell>
        </table:table-row>
        <table:table-row>
          <table:table-cell table:style-name="Tabelle4.A2" office:value-type="string">
            <text:p text:style-name="Table_20_Contents">Versicherungssumme</text:p>
          </table:table-cell>
          <table:table-cell table:style-name="Tabelle4.A2" office:value-type="string">
            <text:p text:style-name="Table_20_Contents">10Tsd - 1Mio Euro</text:p>
          </table:table-cell>
          <table:table-cell table:style-name="Tabelle4.C2" office:value-type="string">
            <text:p text:style-name="Table_20_Contents">10Tsd - 10Mio Euro</text:p>
          </table:table-cell>
        </table:table-row>
      </table:table>
      <text:p text:style-name="Text_20_body"><text:tab/></text:p>
      <text:p text:style-name="Text_20_body">Wir bilden dies im Modell ab, indem wir eine Klasse Produkt und eine Klasse HausratProdukt einführen. Der Vertrag basiert auf einem Produkt. Das Produkt enthält die Eigenschaften und Konfigurationsmöglichkeiten, die bei allen Verträgen, die auf dem gleichen Produkt basieren, identisch sind. Die beiden Produkte HP-Optimal und HP-Kompakt sind Instanzen der Klasse Produkt Das folgende UML Diagramm zeigt das Modell. </text:p>
      <text:p text:style-name="Text_20_body">TODO: UML Diagramm einfügen</text:p>
      <text:p text:style-name="Text_20_body">Nun ändern sich Produkte aber im Laufe der Zeit. Bei Versicherungsprodukten unterscheidet man dabei zwischen zwei Arten der Änderung<text:note text:id="ftn0" text:note-class="footnote"><text:note-citation>2</text:note-citation><text:note-body><text:p text:style-name="Text_20_body">Leider existiert keine einheitliche Namensgebung für die beiden Arten der Produktänderung. Im Tutorial verwenden wir die Begriffe wie sie vom GDV in der Anwendungarchitektur der Versicherungswirtschaft (VAA) definiert sind. In FaktorIPS kann die verwendete Namensgebung sowohl für die Benutzeroberfläche (Window-&gt;Preferences: FaktorIPS) als auch für den generierten Sourcecode (im „.ipsproject“ File im Abschnitt <text:span text:style-name="T15">GeneratedSourcecode</text:span>) konfiguriert werden.</text:p></text:note-body></text:note>:</text:p>
      <text:p text:style-name="P25">Version</text:p>
      <text:p text:style-name="Text_20_body"><text:span text:style-name="T17">Versionen werden aufgelegt, um für das </text:span><text:span text:style-name="T18">Neugeschäft </text:span>geänderte Bedingungen anbieten zu können. Verträge können während des Verkaufszeitraums einer Version zu den in der Version definierten Bedingung abgeschlossen werden.</text:p>
      <text:p text:style-name="Text_20_body"><text:span text:style-name="T17">Bestehende Verträge bleiben von der Einführung einer neuen Version unberührt, es sei denn, es </text:span>findet ein expliziter Produkt(versions)wechsel statt. Die Version bleibt solange „aktiv“ wie noch „lebende“ Verträge zu ihr existieren.</text:p>
      <text:p text:style-name="Text_20_body"><text:span text:style-name="T17">I.d.R. gibt es zu einem Zeitpunkt eine für das Neugeschäft gültige Version. Das ist die, in deren </text:span>Verkaufszeitraum der Zeitpunkt fällt. Es kann allerdings zu einem Zeitpunkt auch mehrere verkaufbare Versionen eines Produktes geben. In der Praxis kommt dies vor, wenn in der Übergangszeit von einer alten Version auf eine neue, beide verkauft werden. Dies zeigt die folgende Abbildung:</text:p>
      <text:p text:style-name="Text_20_body">TODO: Abbildung</text:p>
      <text:p text:style-name="P25">Generation</text:p>
      <text:p text:style-name="P26">Eine Generation ist eine Änderung, die für alle auf Basis einer Version abgeschlossenen Verträge gelten soll. Innerhalb des Gültigkeitszeitraums einer Generation gibt es keine Änderungen. Zu einem gegebenen Zeitpunkt gibt es genau eine gültige Generation einer Produktversion. Den Zusammenhang zwischen Versionen und Generationen zeigt die folgende Abbildung.</text:p>
      <text:p text:style-name="P26">TODO: Abbildung</text:p>
      <text:p text:style-name="P26">Die folgende Abbildung zeigt wie wir die Produktänderungen im Zeitablauf im Modell berücksichtigen, wobei wir aus Übersichtlichkeitsgründen hier nur die hausratspezifischen Klassen zeigen. </text:p>
      <text:p text:style-name="P26">TODO: Abbildung </text:p>
      <text:p text:style-name="P26">Genau genommen basiert ein Vertrag also nicht auf einem Produkt sondern einer Produktversion. <text:s/>Das Produkt ist lediglich eine Klammer über seine Versionen. Die Eigenschaften werden allerdings nicht direkt an der Produktversion abgebildet, sondern an der ProduktGeneration (kurz als ProduktGen bezeichnet). Jede Produktgeneration hat einen Gültigkeitsbeginn und ist bis zur jeweils nächsten Generation gültig. Der Vertrag ermittelt über sein Wirksamkeitsdatum die für ihn gültige Generation des Produktes. </text:p>
      <text:p text:style-name="P26">TODO: Motivation Verzicht auf Produktversion </text:p>
      <text:p text:style-name="P26">Genug Theorie, erweitern wir unser Hausratmodell in FaktorIPS um die Produktklassen. Als erstes definieren, wir dass der spartenübergreifende Vertrag auf einem Produkt basiert. Hierzu haken sie im Editor „Configurable by product“ an und geben im Feld „Product component type“ „Produkt“ ein. </text:p>
      <text:p text:style-name="P26">TODO: Abbildung</text:p>
      <text:p text:style-name="P26">Nun definieren wir noch, dass das Produkt einen Namen hat und die erlaubten Zahlungsweisen und der Vorgabewert im Produkt konfiguriert werden können. Hierzu öffnen sie zunächst den Dialog zum Editieren des Attributes „zahlweise“, haken die Checkbox „Product relevant“ an und schließen den Dialog wieder. Als nächste definieren sie ein neues produkt-relevantets Attribute „Produktname“ mit Datentyp String und Attribute Type constant.</text:p>
      <text:p text:style-name="P26">Nach dem Speichern der Änderungen hat FaktorIPS nun zusätzlich zu den Typen <text:span text:style-name="Source_20_Text">IVertrag</text:span> und <text:span text:style-name="Source_20_Text">Vertrag</text:span> die published Interfaces <text:span text:style-name="Source_20_Text">IProdukt</text:span><text:span text:style-name="T10"> und <text:s/></text:span><text:span text:style-name="Source_20_Text"><text:span text:style-name="T19">IProduktGen</text:span></text:span><text:span text:style-name="Source_20_Text"><text:span text:style-name="T20"> sowie die zugehörigen Implementierungsklassen </text:span></text:span><text:span text:style-name="Source_20_Text"><text:span text:style-name="Source_20_Text"><text:span text:style-name="T19">Produkt</text:span></text:span></text:span><text:span text:style-name="Source_20_Text"><text:span text:style-name="Source_20_Text"><text:span text:style-name="T20"> und </text:span></text:span></text:span><text:span text:style-name="Source_20_Text"><text:span text:style-name="Source_20_Text"><text:span text:style-name="Source_20_Text"><text:span text:style-name="T19">ProduktGen</text:span></text:span></text:span></text:span><text:span text:style-name="Source_20_Text"><text:span text:style-name="Source_20_Text"><text:span text:style-name="Source_20_Text"><text:span text:style-name="T20"> generiert. Im published Interface des Produktes gibt es eine Methode, auf zu einem Stichtag die gültige Generation zu ermitteln sowie eine Factorymethode, um einen Vertrag basierend auf dem Produkt zu erzeugen. </text:span></text:span></text:span></text:span></text:p>
      <text:p text:style-name="P26"><text:span text:style-name="Source_20_Text"><text:span text:style-name="Source_20_Text"><text:span text:style-name="Source_20_Text"><text:span text:style-name="T20">Im published Interface der Produktgeneration gibt es jeweils eine Methode, um den Produktnamen, den Vorgabewert für die Zahlweise und um die erlaubten Werte für die Zahlweise abzufragen.</text:span></text:span></text:span></text:span></text:p>
      <text:p text:style-name="P27"><draw:frame draw:style-name="fr3" draw:name="Rahmen8" text:anchor-type="paragraph" svg:width="16.999cm" style:rel-width="100%" draw:z-index="9"><draw:text-box fo:min-height="0.499cm"><text:p text:style-name="P28"><text:span text:style-name="T21">public</text:span><text:span text:style-name="T22"> </text:span><text:span text:style-name="T22">String </text:span><text:span text:style-name="T22">getProduktname();</text:span></text:p><text:p text:style-name="P29"><text:span text:style-name="T23"/></text:p><text:p text:style-name="P29"><text:span text:style-name="T7">public</text:span><text:span text:style-name="T4"> Integer getVorgabewertZahlweise();</text:span></text:p><text:p text:style-name="P22"/><text:p text:style-name="P30"><text:span text:style-name="T7">public</text:span><text:span text:style-name="T4"> EnumValueSet getAllowedValuesForZahlweise(String businessFunction);</text:span></text:p><text:p text:style-name="P26"><text:span text:style-name="T20"/></text:p></draw:text-box></draw:frame><text:span text:style-name="T22"/></text:p>
      <text:p text:style-name="P26"><text:span text:style-name="T20">Im published Interface des Vertrags gibt es jetzt Methoden, um auf das Produkt und die Generation zuzugreifen, auf der der Vertrag basiert.</text:span></text:p>
      <text:p text:style-name="P27"><draw:frame draw:style-name="fr3" draw:name="Rahmen9" text:anchor-type="paragraph" svg:width="16.999cm" style:rel-width="100%" draw:z-index="6"><draw:text-box fo:min-height="0.499cm"><text:p text:style-name="P29"><text:span text:style-name="T7">public</text:span><text:span text:style-name="T4"> IProdukt getProdukt();</text:span></text:p><text:p text:style-name="P22"/><text:p text:style-name="P22"><text:span text:style-name="T7">public</text:span><text:span text:style-name="T4"> </text:span><text:span text:style-name="T7">void</text:span><text:span text:style-name="T4"> setProdukt(</text:span></text:p><text:p text:style-name="P22"><text:span text:style-name="T4"><text:tab/>IProdukt produkt,</text:span> </text:p><text:p text:style-name="P22"><text:span text:style-name="T7"><text:tab/>boolean <text:tab/></text:span><text:span text:style-name="T4">initPropertiesWithConfiguratedDefaults);</text:span></text:p><text:p text:style-name="P22"/><text:p text:style-name="P22"><text:span text:style-name="T7">public</text:span><text:span text:style-name="T4"> IProduktGen getProduktGen();</text:span></text:p><text:p text:style-name="P26"><text:span text:style-name="T20"/></text:p></draw:text-box></draw:frame><text:span text:style-name="T24"/></text:p>
      <text:p text:style-name="P26"><text:span text:style-name="T20">Mit welchem Stichtag aber ermittelt der Vertrag die gültige Generation? Fachlich muss dies natürlich das Wirksamkeitsdatum des Vertrag(stand)s sein. Dieses haben wir bereits zu Beginn des Tutorials am Vertrag modelliert. Jetzt müssen wir noch dafür sorgen, dass diese Eigenschaft auch zur Ermittlung der Produktgeneration verwendet wird. Hierzu hat FaktorIPS in die Klasse Vertrag bereits folgende Methode generiert:</text:span></text:p>
      <text:p text:style-name="P31"><draw:frame draw:style-name="fr3" draw:name="Rahmen10" text:anchor-type="paragraph" svg:width="16.999cm" style:rel-width="100%" draw:z-index="7"><draw:text-box fo:min-height="0.499cm"><text:p text:style-name="P29"><text:span text:style-name="T7">public</text:span><text:span text:style-name="T4"> Calendar getEffectiveFromAsCalendar() {</text:span></text:p><text:p text:style-name="P22"><text:span text:style-name="T23"><text:s text:c="4"/></text:span><text:span text:style-name="T7">return</text:span><text:span text:style-name="T4"> </text:span><text:span text:style-name="T7">null</text:span><text:span text:style-name="T4">; </text:span><text:span text:style-name="T9">// </text:span><text:span text:style-name="T6">TODO</text:span><text:span text:style-name="T9"> Implementieren des Zugriffs auf das Wirksamkeitsdatum</text:span></text:p><text:p text:style-name="P23">}</text:p><text:p text:style-name="P22"/></draw:text-box></draw:frame><text:span text:style-name="T25"/></text:p>
      <text:p text:style-name="P26"><text:span text:style-name="T20">Diese Methode wird aufgerufen, um den Stichtag zur Ermittlung der Produktgeneration zu erhalten</text:span><text:span text:style-name="T20"><text:note text:id="ftn2" text:note-class="footnote"><text:note-citation>3</text:note-citation><text:note-body><text:p text:style-name="Footnote">Es handelt sich also um eine TemplateMethod im Sinne der GoF-Patterns, die in der abstrakten Basisklasse PolicyComponent definiert ist.</text:p></text:note-body></text:note></text:span><text:span text:style-name="T20">. Wir geben hier einfach das wirksamAb zurück, also</text:span></text:p>
      <text:p text:style-name="Text_20_body"><draw:frame draw:style-name="fr3" draw:name="Rahmen11" text:anchor-type="paragraph" svg:width="16.999cm" style:rel-width="100%" draw:z-index="8"><draw:text-box fo:min-height="0.499cm"><text:p text:style-name="P29"><text:span text:style-name="T7">public</text:span><text:span text:style-name="T4"> Calendar getEffectiveFromAsCalendar() {</text:span></text:p><text:p text:style-name="P22"><text:span text:style-name="T23"><text:s text:c="4"/></text:span><text:span text:style-name="T7">return</text:span><text:span text:style-name="T4"> </text:span><text:span text:style-name="T26">wirksamAb</text:span><text:span text:style-name="T4">;</text:span></text:p><text:p text:style-name="P32"><text:span text:style-name="T22">}</text:span></text:p><text:p text:style-name="P26"><text:span text:style-name="T20"/></text:p></draw:text-box></draw:frame><text:span text:style-name="Source_20_Text"><text:span text:style-name="T20">Die Implementierung der published Interfaces </text:span></text:span><text:span text:style-name="Source_20_Text"><text:span text:style-name="Source_20_Text"><text:span text:style-name="T27">IProdukt</text:span></text:span></text:span><text:span text:style-name="Source_20_Text"><text:span text:style-name="T20"> und </text:span></text:span><text:span text:style-name="Source_20_Text"><text:span text:style-name="Source_20_Text"><text:span text:style-name="T27">IProduktGen</text:span></text:span></text:span><text:span text:style-name="Source_20_Text"><text:span text:style-name="T20"> </text:span></text:span><text:span text:style-name="T20">sorgen dafür, dass die Produktdaten zur Laufzeit zur Verfügung stehen. Die Details sprengen allerdings den Rahmen dieses Tutorials.</text:span></text:p>
      <text:p text:style-name="Text_20_body"><text:span text:style-name="T20">Nun müssen wir noch die Konfigurationsmöglichkeiten des Hausratvertrags definieren. Hierzu markieren sie anlog die Attribute „wohnflaeche“ und „versSumme“ als produkt-relevant. Um den Vorschlag für die Versicherungssumme berechnen zu können, definieren wir ein neues konstantes, produkt-relevantes Attribute „vorschlagVersSummeProQm“ vom Datentyp Money.</text:span></text:p>
      <text:p text:style-name="Text_20_body"><text:span text:style-name="T20">Implementierung der Berechnung des Vorschlags der Versicherungssumme.</text:span></text:p>
      <text:p text:style-name="Text_20_body"><text:span text:style-name="T20">Deckungseigenschaften definieren.</text:span></text:p>
      <text:h text:style-name="Heading_20_1" text:outline-level="1">Eingabe der Produkte</text:h>
      <text:h text:style-name="Heading_20_1" text:outline-level="1">Implementierung der Beitragsberechnung</text:h>
      <text:h text:style-name="Heading_20_1" text:outline-level="1">Testen der Beitragsberechnung</text:h>
      <text:h text:style-name="Heading_20_1" text:outline-level="1"/>
      <text:h text:style-name="Heading_20_1" text:outline-level="1">Verwendung von Formeln</text:h>
      <text:p text:style-name="Text_20_body"/>
      <text:h text:style-name="Heading_20_1" text:outline-level="1">Arbeiten mit der Produktdefinitionsperspektive</text:h>
      <text:p text:style-name="Text_20_body">Produktdefinitionsexplorer und Produktstructure.</text:p>
      <text:p text:style-name="Text_20_body">Suchen von Referenzen.</text:p>
      <text:h text:style-name="Heading_20_1" text:outline-level="1">Anlegen einer neuen Tarifgeneration</text:h>
      <text:h text:style-name="Heading_20_1" text:outline-level="1">Schlussbemerkung</text:h>
      <text:p text:style-name="Text_20_body"/>
      <text:p text:style-name="P33"/>
      <text:p text:style-name="Text_20_body">Literatur</text:p>
      <text:p text:style-name="Text_20_body">Stahl, Völter: Modellgetriebene Softwareentwicklung</text:p>
      <text:p text:style-name="Text_20_body">Fowler: UML distilled</text:p>
      <text:p text:style-name="Text_20_body">Fowler: PoEAD, ValueObject</text:p>
      <text:p text:style-name="Text_20_body">VAA</text:p>
      <text:h text:style-name="Heading_20_1" text:outline-level="1">ToDos</text:h>
      <text:p text:style-name="Text_20_body">Vertrags / Vertragsstand erläutern</text:p>
      <text:p text:style-name="Text_20_body">Umgang mit Inkonsistenzen erläutern.</text:p>
      <text:p text:style-name="Text_20_body">Erläuterung von zahlweise und wirksamAb. Wo bringt man die Definition eines Wirksamkeitsdatums am besten un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1" svg:font-family="'Courier New'"/>
    <style:font-face style:name="StarSymbol1" svg:font-family="StarSymbol"/>
    <style:font-face style:name="Tahoma1" svg:font-family="Tahoma"/>
    <style:font-face style:name="Courier New2"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ourcecode" style:family="paragraph" style:parent-style-name="Text_20_body" style:class="text">
      <style:paragraph-properties fo:margin-top="0cm" fo:margin-bottom="0cm"/>
      <style:text-properties style:font-name="Courier New"/>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faktor10-folien_7e_LT_7e_Gliederung_20_1" style:display-name="faktor10-folien~LT~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faktor10-folien_7e_LT_7e_Gliederung_20_2" style:display-name="faktor10-folien~LT~Gliederung 2" style:family="paragraph" style:parent-style-name="faktor10-folien_7e_LT_7e_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faktor10-folien_7e_LT_7e_Gliederung_20_3" style:display-name="faktor10-folien~LT~Gliederung 3" style:family="paragraph" style:parent-style-name="faktor10-folien_7e_LT_7e_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faktor10-folien_7e_LT_7e_Gliederung_20_4" style:display-name="faktor10-folien~LT~Gliederung 4" style:family="paragraph" style:parent-style-name="faktor10-folien_7e_LT_7e_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faktor10-folien_7e_LT_7e_Gliederung_20_5" style:display-name="faktor10-folien~LT~Gliederung 5" style:family="paragraph" style:parent-style-name="faktor10-folien_7e_LT_7e_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faktor10-folien_7e_LT_7e_Gliederung_20_6" style:display-name="faktor10-folien~LT~Gliederung 6" style:family="paragraph" style:parent-style-name="faktor10-folien_7e_LT_7e_Gliederung_20_5"/>
    <style:style style:name="faktor10-folien_7e_LT_7e_Gliederung_20_7" style:display-name="faktor10-folien~LT~Gliederung 7" style:family="paragraph" style:parent-style-name="faktor10-folien_7e_LT_7e_Gliederung_20_6"/>
    <style:style style:name="faktor10-folien_7e_LT_7e_Gliederung_20_8" style:display-name="faktor10-folien~LT~Gliederung 8" style:family="paragraph" style:parent-style-name="faktor10-folien_7e_LT_7e_Gliederung_20_7"/>
    <style:style style:name="faktor10-folien_7e_LT_7e_Gliederung_20_9" style:display-name="faktor10-folien~LT~Gliederung 9" style:family="paragraph" style:parent-style-name="faktor10-folien_7e_LT_7e_Gliederung_20_8"/>
    <style:style style:name="faktor10-folien_7e_LT_7e_Titel" style:display-name="faktor10-folien~LT~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faktor10-folien_7e_LT_7e_Untertitel" style:display-name="faktor10-folien~LT~Unter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32pt" fo:font-style="normal" fo:text-shadow="none" style:text-underline-style="none" fo:font-weight="normal" style:font-name-asian="Lucida Sans Unicode" style:font-size-asian="32pt" style:font-style-asian="normal" style:font-weight-asian="normal" style:font-name-complex="Lucida Sans Unicode" style:font-size-complex="32pt" style:font-style-complex="normal" style:font-weight-complex="normal"/>
    </style:style>
    <style:style style:name="faktor10-folien_7e_LT_7e_Notizen" style:display-name="faktor10-folien~LT~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faktor10-folien_7e_LT_7e_Hintergrundobjekte" style:display-name="faktor10-folien~LT~Hintergrundobjekte" style:family="paragraph">
      <style:paragraph-properties style:text-autospace="none"/>
    </style:style>
    <style:style style:name="faktor10-folien_7e_LT_7e_Hintergrund" style:display-name="faktor10-folien~LT~Hintergrund" style:family="paragraph">
      <style:paragraph-properties fo:text-align="center" style:justify-single-word="false" style:text-autospace="none"/>
    </style:style>
    <style:style style:name="WW-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Hintergrundobjekte" style:family="paragraph">
      <style:paragraph-properties style:text-autospace="none"/>
    </style:style>
    <style:style style:name="Hintergrund" style:family="paragraph">
      <style:paragraph-properties fo:text-align="center" style:justify-single-word="false" style:text-autospace="none"/>
    </style:style>
    <style:style style:name="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Gliederung_20_1" style:display-name="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Gliederung_20_2" style:display-name="Gliederung 2" style:family="paragraph" style:parent-style-name="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Gliederung_20_3" style:display-name="Gliederung 3" style:family="paragraph" style:parent-style-name="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Gliederung_20_4" style:display-name="Gliederung 4" style:family="paragraph" style:parent-style-name="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Table_20_Contents_20__28_user_29_" style:display-name="Table Contents (user)" style:family="paragraph">
      <style:paragraph-properties style:text-autospace="none"/>
      <style:text-properties fo:font-size="21pt" style:font-size-asian="21pt" style:font-size-complex="21pt"/>
    </style:style>
    <style:style style:name="Bullets" style:family="paragraph">
      <style:paragraph-properties style:text-autospace="none"/>
      <style:text-properties style:font-name="StarSymbol1" fo:font-size="15.5pt" style:font-name-asian="StarSymbol1" style:font-size-asian="15.5pt" style:font-name-complex="StarSymbol1" style:font-size-complex="15.5pt"/>
    </style:style>
    <style:style style:name="Aufzählungszeichen" style:family="paragraph">
      <style:paragraph-properties style:text-autospace="none"/>
      <style:text-properties style:font-name="StarSymbol1" fo:font-size="15.5pt" style:font-name-asian="StarSymbol1" style:font-size-asian="15.5pt" style:font-name-complex="StarSymbol1" style:font-size-complex="15.5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Courier New2" style:font-name-asian="Courier New2" style:font-name-complex="Courier New2"/>
    </style:style>
    <style:style style:name="Teletype" style:family="text">
      <style:text-properties style:font-name="Courier New2" style:font-name-asian="Courier New2" style:font-name-complex="Courier New2"/>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Jan Ortmann</meta:initial-creator>
    <meta:creation-date>2006-06-02T16:56:03</meta:creation-date>
    <dc:creator>Jan Ortmann</dc:creator>
    <dc:date>2006-09-07T12:19:02</dc:date>
    <meta:printed-by>Jan Ortmann</meta:printed-by>
    <meta:print-date>2006-09-07T10:33:03</meta:print-date>
    <dc:language>de-DE</dc:language>
    <meta:editing-cycles>293</meta:editing-cycles>
    <meta:editing-duration>P3DT1H24M35S</meta:editing-duration>
    <meta:user-defined meta:name="Info 1"/>
    <meta:user-defined meta:name="Info 2"/>
    <meta:user-defined meta:name="Info 3"/>
    <meta:user-defined meta:name="Info 4"/>
    <meta:document-statistic meta:table-count="4" meta:image-count="0" meta:object-count="0" meta:page-count="14" meta:paragraph-count="284" meta:word-count="4009" meta:character-count="30759"/>
  </office:meta>
</office:document-meta>
</file>